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FreeSans" style:font-family-asian="FreeSans" style:font-family-complex="FreeSans"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FreeSans" style:font-family-asian="FreeSans" style:font-family-complex="FreeSans" fo:background-color="transparent" style:use-window-font-color="true"/>
    </style:style>
    <style:style style:name="T4" style:family="text">
      <style:text-properties fo:font-size="12.00pt" fo:font-weight="normal" fo:font-family="FreeSerif" style:font-family-asian="FreeSerif" style:font-family-complex="FreeSerif" fo:background-color="transparent" fo:color="#24292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FreeSerif" style:font-family-asian="FreeSerif" style:font-family-complex="FreeSerif" fo:background-color="transparent" fo:color="#24292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bold" fo:font-family="FreeSans" style:font-family-asian="FreeSans" style:font-family-complex="FreeSans" fo:background-color="transparent" style:use-window-font-color="true"/>
    </style:style>
    <style:style style:name="T9" style:family="text">
      <style:text-properties fo:font-size="12.00pt" fo:font-weight="normal" fo:font-family="FreeSerif" style:font-family-asian="FreeSerif" style:font-family-complex="FreeSerif" fo:background-color="transparent" fo:color="#24292e"/>
    </style:style>
    <style:style style:name="T10" style:family="text">
      <style:text-properties fo:font-size="12.00pt" fo:font-weight="normal" fo:font-family="FreeSerif" style:font-family-asian="FreeSerif" style:font-family-complex="FreeSerif" fo:background-color="transparent" fo:color="#24292e" fo:font-style="italic"/>
    </style:style>
    <style:style style:name="T11" style:family="text">
      <style:text-properties fo:font-size="12.00pt" fo:font-weight="normal" fo:font-family="FreeSerif" style:font-family-asian="FreeSerif" style:font-family-complex="FreeSerif" fo:background-color="transparent" fo:color="#24292e"/>
    </style:style>
    <style:style style:name="T12" style:family="text">
      <style:text-properties fo:font-size="12.00pt" fo:font-weight="normal" fo:font-family="FreeSerif" style:font-family-asian="FreeSerif" style:font-family-complex="FreeSerif" fo:background-color="transparent" fo:color="#24292e" fo:font-style="italic"/>
    </style:style>
    <style:style style:name="T13" style:family="text">
      <style:text-properties fo:font-size="12.00pt" fo:font-weight="normal" fo:font-family="FreeSerif" style:font-family-asian="FreeSerif" style:font-family-complex="FreeSerif" fo:background-color="transparent" fo:color="#24292e"/>
    </style:style>
    <style:style style:name="T14" style:family="text">
      <style:text-properties fo:font-size="12.00pt" fo:font-weight="normal" fo:font-family="FreeSerif" style:font-family-asian="FreeSerif" style:font-family-complex="FreeSerif" fo:background-color="transparent" fo:color="#24292e" fo:font-style="italic"/>
    </style:style>
    <style:style style:name="T15" style:family="text">
      <style:text-properties fo:font-size="12.00pt" fo:font-weight="normal" fo:font-family="FreeSerif" style:font-family-asian="FreeSerif" style:font-family-complex="FreeSerif" fo:background-color="transparent" fo:color="#24292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FreesSeriff" style:font-family-asian="FreesSeriff" style:font-family-complex="FreesSeriff" fo:background-color="transparent" fo:color="#24292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bold" fo:font-family="'Source Code Pro Medium'" style:font-family-asian="'Source Code Pro Medium'" style:font-family-complex="'Source Code Pro Medium'" fo:background-color="transparent" fo:color="#aaaaaa"/>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bold" fo:font-family="'Source Code Pro Medium'" style:font-family-asian="'Source Code Pro Medium'" style:font-family-complex="'Source Code Pro Medium'" fo:background-color="transparent" fo:color="#0000cc"/>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bold" fo:font-family="'Source Code Pro Medium'" style:font-family-asian="'Source Code Pro Medium'" style:font-family-complex="'Source Code Pro Medium'" fo:background-color="transparent" fo:color="#999999"/>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bold" fo:font-family="'Source Code Pro Medium'" style:font-family-asian="'Source Code Pro Medium'" style:font-family-complex="'Source Code Pro Medium'" fo:background-color="transparent" fo:color="#0000cc"/>
    </style:style>
    <style:style style:name="T26" style:family="text">
      <style:text-properties fo:font-size="12.00pt" fo:font-weight="bold" fo:font-family="'Source Code Pro Medium'" style:font-family-asian="'Source Code Pro Medium'" style:font-family-complex="'Source Code Pro Medium'" fo:background-color="transparent" fo:color="#00aa00"/>
    </style:style>
    <style:style style:name="T27" style:family="text">
      <style:text-properties fo:font-size="12.00pt" fo:font-weight="bold" fo:font-family="'Source Code Pro Medium'" style:font-family-asian="'Source Code Pro Medium'" style:font-family-complex="'Source Code Pro Medium'" fo:background-color="transparent" fo:color="#0000cc"/>
    </style:style>
    <style:style style:name="T28" style:family="text">
      <style:text-properties fo:font-size="12.00pt" fo:font-weight="bold" fo:font-family="'Source Code Pro Medium'" style:font-family-asian="'Source Code Pro Medium'" style:font-family-complex="'Source Code Pro Medium'" fo:background-color="transparent" fo:color="#000000"/>
    </style:style>
    <style:style style:name="T29" style:family="text">
      <style:text-properties fo:font-size="12.00pt" fo:font-weight="bold" fo:font-family="'Source Code Pro Medium'" style:font-family-asian="'Source Code Pro Medium'" style:font-family-complex="'Source Code Pro Medium'" fo:background-color="transparent" fo:color="#0000cc"/>
    </style:style>
    <style:style style:name="T30" style:family="text">
      <style:text-properties fo:font-size="12.00pt" fo:font-weight="bold" fo:font-family="'Source Code Pro Medium'" style:font-family-asian="'Source Code Pro Medium'" style:font-family-complex="'Source Code Pro Medium'" fo:background-color="transparent" fo:color="#000000"/>
    </style:style>
    <style:style style:name="T31" style:family="text">
      <style:text-properties fo:font-size="12.00pt" fo:font-weight="bold" fo:font-family="'Source Code Pro Medium'" style:font-family-asian="'Source Code Pro Medium'" style:font-family-complex="'Source Code Pro Medium'" fo:background-color="transparent" fo:color="#0000cc"/>
    </style:style>
    <style:style style:name="T32" style:family="text">
      <style:text-properties fo:font-size="12.00pt" fo:font-weight="bold" fo:font-family="'Source Code Pro Medium'" style:font-family-asian="'Source Code Pro Medium'" style:font-family-complex="'Source Code Pro Medium'" fo:background-color="transparent" fo:color="#000000"/>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bold" fo:font-family="'Source Code Pro Medium'" style:font-family-asian="'Source Code Pro Medium'" style:font-family-complex="'Source Code Pro Medium'" fo:background-color="transparent" fo:color="#0000cc"/>
    </style:style>
    <style:style style:name="T35" style:family="text">
      <style:text-properties fo:font-size="12.00pt" fo:font-weight="bold" fo:font-family="'Source Code Pro Medium'" style:font-family-asian="'Source Code Pro Medium'" style:font-family-complex="'Source Code Pro Medium'" fo:background-color="transparent" fo:color="#000000"/>
    </style:style>
    <style:style style:name="T36" style:family="text">
      <style:text-properties fo:font-size="12.00pt" fo:font-weight="bold" fo:font-family="'Source Code Pro Medium'" style:font-family-asian="'Source Code Pro Medium'" style:font-family-complex="'Source Code Pro Medium'" fo:background-color="transparent" fo:color="#b2b2b2"/>
    </style:style>
    <style:style style:name="T37" style:family="text">
      <style:text-properties fo:font-size="12.00pt" fo:font-weight="bold" fo:font-family="'Source Code Pro Medium'" style:font-family-asian="'Source Code Pro Medium'" style:font-family-complex="'Source Code Pro Medium'" fo:background-color="transparent" fo:color="#000000"/>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bold" fo:font-family="'Source Code Pro Medium'" style:font-family-asian="'Source Code Pro Medium'" style:font-family-complex="'Source Code Pro Medium'" fo:background-color="transparent" fo:color="#000000"/>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4.00pt" fo:font-weight="bold" fo:font-family="FreeSans" style:font-family-asian="FreeSans" style:font-family-complex="FreeSans" fo:background-color="transparent" style:use-window-font-color="true"/>
    </style:style>
    <style:style style:name="T42" style:family="text">
      <style:text-properties fo:font-size="12.00pt" fo:font-weight="normal" fo:font-family="Freeseriff" style:font-family-asian="Freeseriff" style:font-family-complex="Freeseriff" fo:background-color="transparent" fo:color="#24292e"/>
    </style:style>
    <style:style style:name="T43" style:family="text">
      <style:text-properties fo:font-size="12.00pt" fo:font-weight="normal" fo:font-family="FreesSeriff" style:font-family-asian="FreesSeriff" style:font-family-complex="FreesSeriff" fo:background-color="transparent" fo:color="#24292e"/>
    </style:style>
    <style:style style:name="T44" style:family="text">
      <style:text-properties fo:font-size="12.00pt" fo:font-weight="bold" fo:font-family="'Source Code Pro Medium'" style:font-family-asian="'Source Code Pro Medium'" style:font-family-complex="'Source Code Pro Medium'" fo:background-color="transparent" fo:color="#000000"/>
    </style:style>
    <style:style style:name="T45" style:family="text">
      <style:text-properties fo:font-size="12.00pt" fo:font-weight="normal" fo:font-family="FreesSeriff" style:font-family-asian="FreesSeriff" style:font-family-complex="FreesSeriff" fo:background-color="transparent" fo:color="#24292e"/>
    </style:style>
    <style:style style:name="T46" style:family="text">
      <style:text-properties fo:font-size="12.00pt" fo:font-weight="bold" fo:font-family="'Source Code Pro Medium'" style:font-family-asian="'Source Code Pro Medium'" style:font-family-complex="'Source Code Pro Medium'" fo:background-color="transparent" fo:color="#000000"/>
    </style:style>
    <style:style style:name="T47" style:family="text">
      <style:text-properties fo:font-size="12.00pt" fo:font-weight="normal" fo:font-family="FreesSeriff" style:font-family-asian="FreesSeriff" style:font-family-complex="FreesSeriff" fo:background-color="transparent" fo:color="#24292e"/>
    </style:style>
    <style:style style:name="T48" style:family="text">
      <style:text-properties fo:font-size="12.00pt" fo:font-weight="normal" fo:font-family="Calibri" style:font-family-asian="Calibri" style:font-family-complex="Calibri" fo:background-color="transparent" fo:color="#24292e"/>
    </style:style>
    <style:style style:name="T49" style:family="text">
      <style:text-properties fo:font-size="12.00pt" fo:font-weight="normal" fo:font-family="FreesSeriff" style:font-family-asian="FreesSeriff" style:font-family-complex="FreesSeriff" fo:background-color="transparent" fo:color="#24292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FreeSerif" style:font-family-asian="FreeSerif" style:font-family-complex="FreeSerif" fo:background-color="transparent" fo:color="#24292e"/>
    </style:style>
    <style:style style:name="T52" style:family="text">
      <style:text-properties fo:font-size="12.00pt" fo:font-weight="normal" fo:font-family="'Source Code Pro Medium'" style:font-family-asian="'Source Code Pro Medium'" style:font-family-complex="'Source Code Pro Medium'" fo:background-color="transparent" fo:color="#aaaaaa"/>
    </style:style>
    <style:style style:name="T53" style:family="text">
      <style:text-properties fo:font-size="12.00pt" fo:font-weight="normal" fo:font-family="'Source Code Pro Medium'" style:font-family-asian="'Source Code Pro Medium'" style:font-family-complex="'Source Code Pro Medium'" fo:background-color="transparent" fo:color="#00aa00"/>
    </style:style>
    <style:style style:name="T54" style:family="text">
      <style:text-properties fo:font-size="12.00pt" fo:font-weight="normal" fo:font-family="'Source Code Pro Medium'" style:font-family-asian="'Source Code Pro Medium'" style:font-family-complex="'Source Code Pro Medium'" fo:background-color="transparent" fo:color="#000000"/>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normal" fo:font-family="'Source Code Pro Medium'" style:font-family-asian="'Source Code Pro Medium'" style:font-family-complex="'Source Code Pro Medium'" fo:background-color="transparent" fo:color="#aaaaaa"/>
    </style:style>
    <style:style style:name="T57" style:family="text">
      <style:text-properties fo:font-size="12.00pt" fo:font-weight="normal" fo:font-family="'Source Code Pro Medium'" style:font-family-asian="'Source Code Pro Medium'" style:font-family-complex="'Source Code Pro Medium'" fo:background-color="transparent" fo:color="#0000aa"/>
    </style:style>
    <style:style style:name="T58" style:family="text">
      <style:text-properties fo:font-size="12.00pt" fo:font-weight="normal" fo:font-family="'Source Code Pro Medium'" style:font-family-asian="'Source Code Pro Medium'" style:font-family-complex="'Source Code Pro Medium'" fo:background-color="transparent" fo:color="#000000"/>
    </style:style>
    <style:style style:name="T59" style:family="text">
      <style:text-properties fo:font-size="12.00pt" fo:font-weight="normal" fo:font-family="'Source Code Pro Medium'" style:font-family-asian="'Source Code Pro Medium'" style:font-family-complex="'Source Code Pro Medium'" fo:background-color="transparent" fo:color="#0000aa"/>
    </style:style>
    <style:style style:name="T60" style:family="text">
      <style:text-properties fo:font-size="12.00pt" fo:font-weight="normal" fo:font-family="'Source Code Pro Medium'" style:font-family-asian="'Source Code Pro Medium'" style:font-family-complex="'Source Code Pro Medium'" fo:background-color="transparent" fo:color="#00aa00"/>
    </style:style>
    <style:style style:name="T61" style:family="text">
      <style:text-properties fo:font-size="12.00pt" fo:font-weight="normal" fo:font-family="'Source Code Pro Medium'" style:font-family-asian="'Source Code Pro Medium'" style:font-family-complex="'Source Code Pro Medium'" fo:background-color="transparent" fo:color="#000000"/>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bold" fo:font-family="FreeSans" style:font-family-asian="FreeSans" style:font-family-complex="FreeSans" fo:background-color="transparent" style:use-window-font-color="true"/>
    </style:style>
    <style:style style:name="T64" style:family="text">
      <style:text-properties fo:font-size="12.00pt" fo:font-weight="normal" fo:font-family="FreeSerif" style:font-family-asian="FreeSerif" style:font-family-complex="FreeSerif" fo:background-color="transparent" fo:color="#24292e"/>
    </style:style>
    <style:style style:name="T65" style:family="text">
      <style:text-properties fo:font-size="12.00pt" fo:font-weight="normal" fo:font-family="FreeSerif" style:font-family-asian="FreeSerif" style:font-family-complex="FreeSerif" fo:background-color="transparent" fo:color="#24292e" fo:font-style="italic"/>
    </style:style>
    <style:style style:name="T66" style:family="text">
      <style:text-properties fo:font-size="12.00pt" fo:font-weight="normal" fo:font-family="FreeSerif" style:font-family-asian="FreeSerif" style:font-family-complex="FreeSerif" fo:background-color="transparent" fo:color="#24292e"/>
    </style:style>
    <style:style style:name="T67" style:family="text">
      <style:text-properties fo:font-size="12.00pt" fo:font-weight="normal" fo:font-family="FreeSerif" style:font-family-asian="FreeSerif" style:font-family-complex="FreeSerif" fo:background-color="transparent" fo:color="#24292e" fo:font-style="italic"/>
    </style:style>
    <style:style style:name="T68" style:family="text">
      <style:text-properties fo:font-size="12.00pt" fo:font-weight="normal" fo:font-family="FreeSerif" style:font-family-asian="FreeSerif" style:font-family-complex="FreeSerif" fo:background-color="transparent" fo:color="#24292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normal" fo:font-family="FreeSerif" style:font-family-asian="FreeSerif" style:font-family-complex="FreeSerif" fo:background-color="transparent" fo:color="#24292e"/>
    </style:style>
    <style:style style:name="T71" style:family="text">
      <style:text-properties fo:font-size="12.00pt" fo:font-weight="normal" fo:font-family="'Source Code Pro Medium'" style:font-family-asian="'Source Code Pro Medium'" style:font-family-complex="'Source Code Pro Medium'" fo:background-color="transparent" fo:color="#000000"/>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normal" fo:font-family="FreeSerif" style:font-family-asian="FreeSerif" style:font-family-complex="FreeSerif" fo:background-color="transparent" fo:color="#24292e"/>
    </style:style>
    <style:style style:name="T74" style:family="text">
      <style:text-properties fo:font-size="12.00pt" fo:font-weight="normal" fo:font-family="'Source Code Pro Medium'" style:font-family-asian="'Source Code Pro Medium'" style:font-family-complex="'Source Code Pro Medium'" fo:background-color="transparent" fo:color="#000000"/>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2.00pt" fo:font-weight="normal" fo:font-family="FreeSerif" style:font-family-asian="FreeSerif" style:font-family-complex="FreeSerif" fo:background-color="transparent" fo:color="#24292e"/>
    </style:style>
    <style:style style:name="T77" style:family="text">
      <style:text-properties fo:font-size="12.00pt" fo:font-weight="normal" fo:font-family="'Source Code Pro Medium'" style:font-family-asian="'Source Code Pro Medium'" style:font-family-complex="'Source Code Pro Medium'" fo:background-color="transparent" fo:color="#000000"/>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normal" fo:font-family="FreeSerif" style:font-family-asian="FreeSerif" style:font-family-complex="FreeSerif" fo:background-color="transparent" fo:color="#24292e"/>
    </style:style>
    <style:style style:name="T80" style:family="text">
      <style:text-properties fo:font-size="12.00pt" fo:font-weight="normal" fo:font-family="'Source Code Pro Medium'" style:font-family-asian="'Source Code Pro Medium'" style:font-family-complex="'Source Code Pro Medium'" fo:background-color="transparent" fo:color="#000000"/>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2.00pt" fo:font-weight="bold" fo:font-family="FreeSans" style:font-family-asian="FreeSans" style:font-family-complex="FreeSans" fo:background-color="transparent" style:use-window-font-color="true"/>
    </style:style>
    <style:style style:name="T83" style:family="text">
      <style:text-properties fo:font-size="12.00pt" fo:font-weight="normal" fo:font-family="FreeSerif" style:font-family-asian="FreeSerif" style:font-family-complex="FreeSerif" fo:background-color="transparent" fo:color="#24292e"/>
    </style:style>
    <style:style style:name="T84" style:family="text">
      <style:text-properties fo:font-size="12.00pt" fo:font-weight="normal" fo:font-family="FreeSerif" style:font-family-asian="FreeSerif" style:font-family-complex="FreeSerif" fo:background-color="transparent" fo:color="#24292e" fo:font-style="italic"/>
    </style:style>
    <style:style style:name="T85" style:family="text">
      <style:text-properties fo:font-size="12.00pt" fo:font-weight="normal" fo:font-family="FreeSerif" style:font-family-asian="FreeSerif" style:font-family-complex="FreeSerif" fo:background-color="transparent" fo:color="#24292e"/>
    </style:style>
    <style:style style:name="T86" style:family="text">
      <style:text-properties fo:font-size="12.00pt" fo:font-weight="normal" fo:font-family="'Source Code Pro Medium'" style:font-family-asian="'Source Code Pro Medium'" style:font-family-complex="'Source Code Pro Medium'" fo:background-color="transparent" fo:color="#999999"/>
    </style:style>
    <style:style style:name="T87" style:family="text">
      <style:text-properties fo:font-size="12.00pt" fo:font-weight="normal" fo:font-family="'Source Code Pro Medium'" style:font-family-asian="'Source Code Pro Medium'" style:font-family-complex="'Source Code Pro Medium'" fo:background-color="transparent" fo:color="#0000ff"/>
    </style:style>
    <style:style style:name="T88" style:family="text">
      <style:text-properties fo:font-size="12.00pt" fo:font-weight="normal" fo:font-family="'Source Code Pro Medium'" style:font-family-asian="'Source Code Pro Medium'" style:font-family-complex="'Source Code Pro Medium'" fo:background-color="transparent" fo:color="#000000"/>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2.00pt" fo:font-weight="normal" fo:font-family="'Source Code Pro Medium'" style:font-family-asian="'Source Code Pro Medium'" style:font-family-complex="'Source Code Pro Medium'" fo:background-color="transparent" fo:color="#999999"/>
    </style:style>
    <style:style style:name="T91" style:family="text">
      <style:text-properties fo:font-size="12.00pt" fo:font-weight="normal" fo:font-family="'Source Code Pro Medium'" style:font-family-asian="'Source Code Pro Medium'" style:font-family-complex="'Source Code Pro Medium'" fo:background-color="transparent" fo:color="#0000ff"/>
    </style:style>
    <style:style style:name="T92" style:family="text">
      <style:text-properties fo:font-size="12.00pt" fo:font-weight="normal" fo:font-family="'Source Code Pro Medium'" style:font-family-asian="'Source Code Pro Medium'" style:font-family-complex="'Source Code Pro Medium'" fo:background-color="transparent" fo:color="#000000"/>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2.00pt" fo:font-weight="normal" fo:font-family="'Source Code Pro Medium'" style:font-family-asian="'Source Code Pro Medium'" style:font-family-complex="'Source Code Pro Medium'" fo:background-color="transparent" fo:color="#999999"/>
    </style:style>
    <style:style style:name="T95" style:family="text">
      <style:text-properties fo:font-size="12.00pt" fo:font-weight="normal" fo:font-family="'Source Code Pro Medium'" style:font-family-asian="'Source Code Pro Medium'" style:font-family-complex="'Source Code Pro Medium'" fo:background-color="transparent" fo:color="#0000ff"/>
    </style:style>
    <style:style style:name="T96" style:family="text">
      <style:text-properties fo:font-size="12.00pt" fo:font-weight="normal" fo:font-family="'Source Code Pro Medium'" style:font-family-asian="'Source Code Pro Medium'" style:font-family-complex="'Source Code Pro Medium'" fo:background-color="transparent" fo:color="#000000"/>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2.00pt" fo:font-weight="normal" fo:font-family="'Source Code Pro Medium'" style:font-family-asian="'Source Code Pro Medium'" style:font-family-complex="'Source Code Pro Medium'" fo:background-color="transparent" fo:color="#999999"/>
    </style:style>
    <style:style style:name="T99" style:family="text">
      <style:text-properties fo:font-size="12.00pt" fo:font-weight="normal" fo:font-family="'Source Code Pro Medium'" style:font-family-asian="'Source Code Pro Medium'" style:font-family-complex="'Source Code Pro Medium'" fo:background-color="transparent" fo:color="#0000ff"/>
    </style:style>
    <style:style style:name="T100" style:family="text">
      <style:text-properties fo:font-size="12.00pt" fo:font-weight="normal" fo:font-family="'Source Code Pro Medium'" style:font-family-asian="'Source Code Pro Medium'" style:font-family-complex="'Source Code Pro Medium'" fo:background-color="transparent" fo:color="#000000"/>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2.00pt" fo:font-weight="normal" fo:font-family="'Source Code Pro Medium'" style:font-family-asian="'Source Code Pro Medium'" style:font-family-complex="'Source Code Pro Medium'" fo:background-color="transparent" fo:color="#999999"/>
    </style:style>
    <style:style style:name="T103" style:family="text">
      <style:text-properties fo:font-size="12.00pt" fo:font-weight="normal" fo:font-family="'Source Code Pro Medium'" style:font-family-asian="'Source Code Pro Medium'" style:font-family-complex="'Source Code Pro Medium'" fo:background-color="transparent" fo:color="#0000ff"/>
    </style:style>
    <style:style style:name="T104" style:family="text">
      <style:text-properties fo:font-size="12.00pt" fo:font-weight="normal" fo:font-family="'Source Code Pro Medium'" style:font-family-asian="'Source Code Pro Medium'" style:font-family-complex="'Source Code Pro Medium'" fo:background-color="transparent" fo:color="#000000"/>
    </style:style>
    <style:style style:name="T105" style:family="text">
      <style:text-properties fo:font-size="12.00pt" fo:font-weight="normal" fo:font-family="'Source Code Pro Medium'" style:font-family-asian="'Source Code Pro Medium'" style:font-family-complex="'Source Code Pro Medium'" fo:background-color="transparent" fo:color="#0000ff"/>
    </style:style>
    <style:style style:name="T106" style:family="text">
      <style:text-properties fo:font-size="12.00pt" fo:font-weight="normal" fo:font-family="'Source Code Pro Medium'" style:font-family-asian="'Source Code Pro Medium'" style:font-family-complex="'Source Code Pro Medium'" fo:background-color="transparent" fo:color="#000000"/>
    </style:style>
    <style:style style:name="T107" style:family="text">
      <style:text-properties fo:font-size="12.00pt" fo:font-weight="normal" fo:font-family="'Source Code Pro Medium'" style:font-family-asian="'Source Code Pro Medium'" style:font-family-complex="'Source Code Pro Medium'" fo:background-color="transparent" fo:color="#0000ff"/>
    </style:style>
    <style:style style:name="T108" style:family="text">
      <style:text-properties fo:font-size="12.00pt" fo:font-weight="normal" fo:font-family="'Source Code Pro Medium'" style:font-family-asian="'Source Code Pro Medium'" style:font-family-complex="'Source Code Pro Medium'" fo:background-color="transparent" fo:color="#000000"/>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2.00pt" fo:font-weight="normal" fo:font-family="FreeSerif" style:font-family-asian="FreeSerif" style:font-family-complex="FreeSerif" fo:background-color="transparent" fo:color="#24292e"/>
    </style:style>
    <style:style style:name="T111" style:family="text">
      <style:text-properties fo:font-size="12.00pt" fo:font-weight="bold" fo:font-family="FreeSans" style:font-family-asian="FreeSans" style:font-family-complex="FreeSans" fo:background-color="transparent" style:use-window-font-color="true"/>
    </style:style>
    <style:style style:name="T112" style:family="text">
      <style:text-properties fo:font-size="12.00pt" fo:font-weight="normal" fo:font-family="Freeseriff" style:font-family-asian="Freeseriff" style:font-family-complex="Freeseriff" fo:background-color="transparent" fo:color="#24292e"/>
    </style:style>
    <style:style style:name="T113" style:family="text">
      <style:text-properties fo:font-size="12.00pt" fo:font-weight="normal" fo:font-family="Freeseriff" style:font-family-asian="Freeseriff" style:font-family-complex="Freeseriff" fo:background-color="transparent" fo:color="#24292e" fo:font-style="italic"/>
    </style:style>
    <style:style style:name="T114" style:family="text">
      <style:text-properties fo:font-size="12.00pt" fo:font-weight="normal" fo:font-family="Freeseriff" style:font-family-asian="Freeseriff" style:font-family-complex="Freeseriff" fo:background-color="transparent" fo:color="#24292e"/>
    </style:style>
    <style:style style:name="T115" style:family="text">
      <style:text-properties fo:font-size="12.00pt" fo:font-weight="normal" fo:font-family="Freeseriff" style:font-family-asian="Freeseriff" style:font-family-complex="Freeseriff" fo:background-color="transparent" fo:color="#24292e" fo:font-style="italic"/>
    </style:style>
    <style:style style:name="T116" style:family="text">
      <style:text-properties fo:font-size="12.00pt" fo:font-weight="normal" fo:font-family="Freeseriff" style:font-family-asian="Freeseriff" style:font-family-complex="Freeseriff" fo:background-color="transparent" fo:color="#24292e"/>
    </style:style>
    <style:style style:name="T117" style:family="text">
      <style:text-properties fo:font-size="12.00pt" fo:font-weight="normal" fo:font-family="FreeSerif" style:font-family-asian="FreeSerif" style:font-family-complex="FreeSerif" fo:background-color="transparent" fo:color="#24292e"/>
    </style:style>
    <style:style style:name="T118" style:family="text">
      <style:text-properties fo:font-size="12.00pt" fo:font-weight="normal" fo:font-family="FreeSerif" style:font-family-asian="FreeSerif" style:font-family-complex="FreeSerif" fo:background-color="transparent" fo:color="#24292e" fo:font-style="italic"/>
    </style:style>
    <style:style style:name="T119" style:family="text">
      <style:text-properties fo:font-size="12.00pt" fo:font-weight="normal" fo:font-family="FreeSerif" style:font-family-asian="FreeSerif" style:font-family-complex="FreeSerif" fo:background-color="transparent" fo:color="#24292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2.00pt" fo:font-weight="normal" fo:font-family="FreeSerif" style:font-family-asian="FreeSerif" style:font-family-complex="FreeSerif" fo:background-color="transparent" fo:color="#24292e"/>
    </style:style>
    <style:style style:name="T122" style:family="text">
      <style:text-properties fo:font-size="12.00pt" fo:font-weight="normal" fo:font-family="FreeSerif" style:font-family-asian="FreeSerif" style:font-family-complex="FreeSerif" fo:background-color="transparent" fo:color="#24292e" fo:font-style="italic"/>
    </style:style>
    <style:style style:name="T123" style:family="text">
      <style:text-properties fo:font-size="12.00pt" fo:font-weight="normal" fo:font-family="FreeSerif" style:font-family-asian="FreeSerif" style:font-family-complex="FreeSerif" fo:background-color="transparent" fo:color="#24292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normal" fo:font-family="FreeSerif" style:font-family-asian="FreeSerif" style:font-family-complex="FreeSerif" fo:background-color="transparent" fo:color="#24292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2.00pt" fo:font-weight="normal" fo:font-family="'Source Code Pro Medium'" style:font-family-asian="'Source Code Pro Medium'" style:font-family-complex="'Source Code Pro Medium'" fo:background-color="transparent" fo:color="#999999"/>
    </style:style>
    <style:style style:name="T128" style:family="text">
      <style:text-properties fo:font-size="12.00pt" fo:font-weight="normal" fo:font-family="'Source Code Pro Medium'" style:font-family-asian="'Source Code Pro Medium'" style:font-family-complex="'Source Code Pro Medium'" fo:background-color="transparent" fo:color="#000000"/>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2.00pt" fo:font-weight="normal" fo:font-family="'Source Code Pro Medium'" style:font-family-asian="'Source Code Pro Medium'" style:font-family-complex="'Source Code Pro Medium'" fo:background-color="transparent" fo:color="#999999"/>
    </style:style>
    <style:style style:name="T131" style:family="text">
      <style:text-properties fo:font-size="12.00pt" fo:font-weight="normal" fo:font-family="'Source Code Pro Medium'" style:font-family-asian="'Source Code Pro Medium'" style:font-family-complex="'Source Code Pro Medium'" fo:background-color="transparent" fo:color="#0000ff"/>
    </style:style>
    <style:style style:name="T132" style:family="text">
      <style:text-properties fo:font-size="12.00pt" fo:font-weight="normal" fo:font-family="'Source Code Pro Medium'" style:font-family-asian="'Source Code Pro Medium'" style:font-family-complex="'Source Code Pro Medium'" fo:background-color="transparent" fo:color="#000000"/>
    </style:style>
    <style:style style:name="T133" style:family="text">
      <style:text-properties fo:font-size="12.00pt" fo:font-weight="normal" fo:font-family="'Source Code Pro Medium'" style:font-family-asian="'Source Code Pro Medium'" style:font-family-complex="'Source Code Pro Medium'" fo:background-color="transparent" fo:color="#999999"/>
    </style:style>
    <style:style style:name="T134" style:family="text">
      <style:text-properties fo:font-size="12.00pt" fo:font-weight="normal" fo:font-family="'Source Code Pro Medium'" style:font-family-asian="'Source Code Pro Medium'" style:font-family-complex="'Source Code Pro Medium'" fo:background-color="transparent" fo:color="#000000"/>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2.00pt" fo:font-weight="normal" fo:font-family="'Source Code Pro Medium'" style:font-family-asian="'Source Code Pro Medium'" style:font-family-complex="'Source Code Pro Medium'" fo:background-color="transparent" fo:color="#999999"/>
    </style:style>
    <style:style style:name="T137" style:family="text">
      <style:text-properties fo:font-size="12.00pt" fo:font-weight="normal" fo:font-family="'Source Code Pro Medium'" style:font-family-asian="'Source Code Pro Medium'" style:font-family-complex="'Source Code Pro Medium'" fo:background-color="transparent" fo:color="#0000ff"/>
    </style:style>
    <style:style style:name="T138" style:family="text">
      <style:text-properties fo:font-size="12.00pt" fo:font-weight="normal" fo:font-family="'Source Code Pro Medium'" style:font-family-asian="'Source Code Pro Medium'" style:font-family-complex="'Source Code Pro Medium'" fo:background-color="transparent" fo:color="#000000"/>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2.00pt" fo:font-weight="normal" fo:font-family="'Source Code Pro Medium'" style:font-family-asian="'Source Code Pro Medium'" style:font-family-complex="'Source Code Pro Medium'" fo:background-color="transparent" fo:color="#999999"/>
    </style:style>
    <style:style style:name="T141" style:family="text">
      <style:text-properties fo:font-size="12.00pt" fo:font-weight="normal" fo:font-family="'Source Code Pro Medium'" style:font-family-asian="'Source Code Pro Medium'" style:font-family-complex="'Source Code Pro Medium'" fo:background-color="transparent" fo:color="#0000ff"/>
    </style:style>
    <style:style style:name="T142" style:family="text">
      <style:text-properties fo:font-size="12.00pt" fo:font-weight="normal" fo:font-family="'Source Code Pro Medium'" style:font-family-asian="'Source Code Pro Medium'" style:font-family-complex="'Source Code Pro Medium'" fo:background-color="transparent" fo:color="#000000"/>
    </style:style>
    <style:style style:name="T143" style:family="text">
      <style:text-properties fo:font-size="12.00pt" fo:font-weight="normal" fo:font-family="'Source Code Pro Medium'" style:font-family-asian="'Source Code Pro Medium'" style:font-family-complex="'Source Code Pro Medium'" fo:background-color="transparent" fo:color="#0000ff"/>
    </style:style>
    <style:style style:name="T144" style:family="text">
      <style:text-properties fo:font-size="12.00pt" fo:font-weight="normal" fo:font-family="'Source Code Pro Medium'" style:font-family-asian="'Source Code Pro Medium'" style:font-family-complex="'Source Code Pro Medium'" fo:background-color="transparent" fo:color="#000000"/>
    </style:style>
    <style:style style:name="T145" style:family="text">
      <style:text-properties fo:font-size="12.00pt" fo:font-weight="normal" fo:font-family="'Source Code Pro Medium'" style:font-family-asian="'Source Code Pro Medium'" style:font-family-complex="'Source Code Pro Medium'" fo:background-color="transparent" fo:color="#0000ff"/>
    </style:style>
    <style:style style:name="T146" style:family="text">
      <style:text-properties fo:font-size="12.00pt" fo:font-weight="normal" fo:font-family="'Source Code Pro Medium'" style:font-family-asian="'Source Code Pro Medium'" style:font-family-complex="'Source Code Pro Medium'" fo:background-color="transparent" fo:color="#000000"/>
    </style:style>
    <style:style style:name="T147" style:family="text">
      <style:text-properties fo:font-size="12.00pt" fo:font-weight="normal" fo:font-family="'Source Code Pro Medium'" style:font-family-asian="'Source Code Pro Medium'" style:font-family-complex="'Source Code Pro Medium'" fo:background-color="transparent" fo:color="#0000ff"/>
    </style:style>
    <style:style style:name="T148" style:family="text">
      <style:text-properties fo:font-size="12.00pt" fo:font-weight="normal" fo:font-family="'Source Code Pro Medium'" style:font-family-asian="'Source Code Pro Medium'" style:font-family-complex="'Source Code Pro Medium'" fo:background-color="transparent" fo:color="#000000"/>
    </style:style>
    <style:style style:name="T149" style:family="text">
      <style:text-properties fo:font-size="12.00pt" fo:font-weight="normal" fo:font-family="'Source Code Pro Medium'" style:font-family-asian="'Source Code Pro Medium'" style:font-family-complex="'Source Code Pro Medium'" fo:background-color="transparent" fo:color="#0000ff"/>
    </style:style>
    <style:style style:name="T150" style:family="text">
      <style:text-properties fo:font-size="12.00pt" fo:font-weight="normal" fo:font-family="'Source Code Pro Medium'" style:font-family-asian="'Source Code Pro Medium'" style:font-family-complex="'Source Code Pro Medium'" fo:background-color="transparent" fo:color="#000000"/>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2.00pt" fo:font-weight="bold" fo:font-family="FreeSans" style:font-family-asian="FreeSans" style:font-family-complex="FreeSans" fo:background-color="transparent" style:use-window-font-color="true"/>
    </style:style>
    <style:style style:name="T153" style:family="text">
      <style:text-properties fo:font-size="12.00pt" fo:font-weight="normal" fo:font-family="'Liberation Serif'" style:font-family-asian="'Liberation Serif'" style:font-family-complex="'Liberation Serif'" fo:background-color="transparent" fo:color="#24292e"/>
    </style:style>
    <style:style style:name="T154" style:family="text">
      <style:text-properties fo:font-size="12.00pt" fo:font-weight="normal" fo:font-family="'Source Code Pro Medium'" style:font-family-asian="'Source Code Pro Medium'" style:font-family-complex="'Source Code Pro Medium'" fo:background-color="transparent" fo:color="#0000ff"/>
    </style:style>
    <style:style style:name="T155" style:family="text">
      <style:text-properties fo:font-size="12.00pt" fo:font-weight="normal" fo:font-family="'Source Code Pro Medium'" style:font-family-asian="'Source Code Pro Medium'" style:font-family-complex="'Source Code Pro Medium'" fo:background-color="transparent" fo:color="#000000"/>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2.00pt" fo:font-weight="normal" fo:font-family="'Liberation Serif'" style:font-family-asian="'Liberation Serif'" style:font-family-complex="'Liberation Serif'" fo:background-color="transparent" fo:color="#24292e"/>
    </style:style>
    <style:style style:name="T158" style:family="text">
      <style:text-properties fo:font-size="12.00pt" fo:font-weight="normal" fo:font-family="'Source Code Pro Medium'" style:font-family-asian="'Source Code Pro Medium'" style:font-family-complex="'Source Code Pro Medium'" fo:background-color="transparent" fo:color="#0000ff"/>
    </style:style>
    <style:style style:name="T159" style:family="text">
      <style:text-properties fo:font-size="12.00pt" fo:font-weight="normal" fo:font-family="'Source Code Pro Medium'" style:font-family-asian="'Source Code Pro Medium'" style:font-family-complex="'Source Code Pro Medium'" fo:background-color="transparent" fo:color="#000000"/>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2.00pt" fo:font-weight="normal" fo:font-family="'Liberation Serif'" style:font-family-asian="'Liberation Serif'" style:font-family-complex="'Liberation Serif'" fo:background-color="transparent" fo:color="#24292e"/>
    </style:style>
    <style:style style:name="T162" style:family="text">
      <style:text-properties fo:font-size="12.00pt" fo:font-weight="normal" fo:font-family="'Source Code Pro Medium'" style:font-family-asian="'Source Code Pro Medium'" style:font-family-complex="'Source Code Pro Medium'" fo:background-color="transparent" fo:color="#0000ff"/>
    </style:style>
    <style:style style:name="T163" style:family="text">
      <style:text-properties fo:font-size="12.00pt" fo:font-weight="normal" fo:font-family="'Source Code Pro Medium'" style:font-family-asian="'Source Code Pro Medium'" style:font-family-complex="'Source Code Pro Medium'" fo:background-color="transparent" fo:color="#000000"/>
    </style:style>
    <style:style style:name="T164" style:family="text">
      <style:text-properties fo:font-size="12.00pt" fo:font-weight="normal" fo:font-family="'Source Code Pro Medium'" style:font-family-asian="'Source Code Pro Medium'" style:font-family-complex="'Source Code Pro Medium'" fo:background-color="transparent" fo:color="#0000ff"/>
    </style:style>
    <style:style style:name="T165" style:family="text">
      <style:text-properties fo:font-size="12.00pt" fo:font-weight="normal" fo:font-family="'Source Code Pro Medium'" style:font-family-asian="'Source Code Pro Medium'" style:font-family-complex="'Source Code Pro Medium'" fo:background-color="transparent" fo:color="#000000"/>
    </style:style>
    <style:style style:name="T166" style:family="text">
      <style:text-properties fo:font-size="12.00pt" fo:font-weight="normal" fo:font-family="'Source Code Pro Medium'" style:font-family-asian="'Source Code Pro Medium'" style:font-family-complex="'Source Code Pro Medium'" fo:background-color="transparent" fo:color="#0000ff"/>
    </style:style>
    <style:style style:name="T167" style:family="text">
      <style:text-properties fo:font-size="12.00pt" fo:font-weight="normal" fo:font-family="'Source Code Pro Medium'" style:font-family-asian="'Source Code Pro Medium'" style:font-family-complex="'Source Code Pro Medium'" fo:background-color="transparent" fo:color="#000000"/>
    </style:style>
    <style:style style:name="T168" style:family="text">
      <style:text-properties fo:font-size="12.00pt" fo:font-weight="normal" fo:font-family="'Liberation Serif'" style:font-family-asian="'Liberation Serif'" style:font-family-complex="'Liberation Serif'" fo:background-color="transparent" fo:color="#24292e"/>
    </style:style>
    <style:style style:name="T169" style:family="text">
      <style:text-properties fo:font-size="12.00pt" fo:font-weight="normal" fo:font-family="'Source Code Pro Medium'" style:font-family-asian="'Source Code Pro Medium'" style:font-family-complex="'Source Code Pro Medium'" fo:background-color="transparent" fo:color="#0000ff"/>
    </style:style>
    <style:style style:name="T170" style:family="text">
      <style:text-properties fo:font-size="12.00pt" fo:font-weight="normal" fo:font-family="'Source Code Pro Medium'" style:font-family-asian="'Source Code Pro Medium'" style:font-family-complex="'Source Code Pro Medium'" fo:background-color="transparent" fo:color="#000000"/>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2.00pt" fo:font-weight="bold" fo:font-family="FreeSans" style:font-family-asian="FreeSans" style:font-family-complex="FreeSans" fo:background-color="transparent" style:use-window-font-color="true"/>
    </style:style>
    <style:style style:name="T173" style:family="text">
      <style:text-properties fo:font-size="12.00pt" fo:font-weight="normal" fo:font-family="'Liberation Serif'" style:font-family-asian="'Liberation Serif'" style:font-family-complex="'Liberation Serif'" fo:background-color="transparent" fo:color="#24292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2.00pt" fo:font-weight="bold" fo:font-family="'Liberation Serif'" style:font-family-asian="'Liberation Serif'" style:font-family-complex="'Liberation Serif'" fo:background-color="transparent" fo:color="#24292e"/>
    </style:style>
    <style:style style:name="T176" style:family="text">
      <style:text-properties fo:font-size="12.00pt" fo:font-weight="normal" fo:font-family="'Liberation Serif'" style:font-family-asian="'Liberation Serif'" style:font-family-complex="'Liberation Serif'" fo:background-color="transparent" fo:color="#24292e"/>
    </style:style>
    <style:style style:name="T177" style:family="text">
      <style:text-properties fo:font-size="12.00pt" fo:font-weight="normal" fo:font-family="'Source Code Pro'" style:font-family-asian="'Source Code Pro'" style:font-family-complex="'Source Code Pro'" fo:background-color="transparent" fo:color="#24292e"/>
    </style:style>
    <style:style style:name="T178" style:family="text">
      <style:text-properties fo:font-size="12.00pt" fo:font-weight="normal" fo:font-family="'Liberation Serif'" style:font-family-asian="'Liberation Serif'" style:font-family-complex="'Liberation Serif'" fo:background-color="transparent" fo:color="#24292e"/>
    </style:style>
    <style:style style:name="T179" style:family="text">
      <style:text-properties fo:font-size="12.00pt" fo:font-weight="normal" fo:font-family="'Source Code Pro'" style:font-family-asian="'Source Code Pro'" style:font-family-complex="'Source Code Pro'" fo:background-color="transparent" fo:color="#24292e"/>
    </style:style>
    <style:style style:name="T180" style:family="text">
      <style:text-properties fo:font-size="12.00pt" fo:font-weight="normal" fo:font-family="'Liberation Serif'" style:font-family-asian="'Liberation Serif'" style:font-family-complex="'Liberation Serif'" fo:background-color="transparent" fo:color="#24292e"/>
    </style:style>
    <style:style style:name="T181" style:family="text">
      <style:text-properties fo:font-size="12.00pt" fo:font-weight="normal" fo:font-family="'Source Code Pro'" style:font-family-asian="'Source Code Pro'" style:font-family-complex="'Source Code Pro'" fo:background-color="transparent" fo:color="#24292e"/>
    </style:style>
    <style:style style:name="T182" style:family="text">
      <style:text-properties fo:font-size="12.00pt" fo:font-weight="normal" fo:font-family="'Liberation Serif'" style:font-family-asian="'Liberation Serif'" style:font-family-complex="'Liberation Serif'" fo:background-color="transparent" fo:color="#24292e"/>
    </style:style>
    <style:style style:name="T183" style:family="text">
      <style:text-properties fo:font-size="12.00pt" fo:font-weight="normal" fo:font-family="'Source Code Pro'" style:font-family-asian="'Source Code Pro'" style:font-family-complex="'Source Code Pro'" fo:background-color="transparent" fo:color="#24292e"/>
    </style:style>
    <style:style style:name="T184" style:family="text">
      <style:text-properties fo:font-size="12.00pt" fo:font-weight="normal" fo:font-family="'Liberation Serif'" style:font-family-asian="'Liberation Serif'" style:font-family-complex="'Liberation Serif'" fo:background-color="transparent" fo:color="#24292e"/>
    </style:style>
    <style:style style:name="T185" style:family="text">
      <style:text-properties fo:font-size="12.00pt" fo:font-weight="normal" fo:font-family="'Liberation Serif'" style:font-family-asian="'Liberation Serif'" style:font-family-complex="'Liberation Serif'" fo:background-color="transparent" fo:color="#24292e"/>
    </style:style>
    <style:style style:name="T186" style:family="text">
      <style:text-properties fo:font-size="12.00pt" fo:font-weight="normal" fo:font-family="'Source Code Pro'" style:font-family-asian="'Source Code Pro'" style:font-family-complex="'Source Code Pro'" fo:background-color="transparent" fo:color="#24292e"/>
    </style:style>
    <style:style style:name="T187" style:family="text">
      <style:text-properties fo:font-size="12.00pt" fo:font-weight="normal" fo:font-family="'Liberation Serif'" style:font-family-asian="'Liberation Serif'" style:font-family-complex="'Liberation Serif'" fo:background-color="transparent" fo:color="#24292e"/>
    </style:style>
    <style:style style:name="T188" style:family="text">
      <style:text-properties fo:font-size="12.00pt" fo:font-weight="normal" fo:font-family="'Liberation Serif'" style:font-family-asian="'Liberation Serif'" style:font-family-complex="'Liberation Serif'" fo:background-color="transparent" fo:color="#24292e"/>
    </style:style>
    <style:style style:name="T189" style:family="text">
      <style:text-properties fo:font-size="12.00pt" fo:font-weight="normal" fo:font-family="'Liberation Serif'" style:font-family-asian="'Liberation Serif'" style:font-family-complex="'Liberation Serif'" fo:background-color="transparent" fo:color="#24292e"/>
    </style:style>
    <style:style style:name="T190" style:family="text">
      <style:text-properties fo:font-size="12.00pt" fo:font-weight="normal" fo:font-family="'Source Code Pro'" style:font-family-asian="'Source Code Pro'" style:font-family-complex="'Source Code Pro'" fo:background-color="transparent" fo:color="#24292e"/>
    </style:style>
    <style:style style:name="T191" style:family="text">
      <style:text-properties fo:font-size="12.00pt" fo:font-weight="normal" fo:font-family="'Liberation Serif'" style:font-family-asian="'Liberation Serif'" style:font-family-complex="'Liberation Serif'" fo:background-color="transparent" fo:color="#24292e"/>
    </style:style>
    <style:style style:name="T192" style:family="text">
      <style:text-properties fo:font-size="12.00pt" fo:font-weight="normal" fo:font-family="'Liberation Serif'" style:font-family-asian="'Liberation Serif'" style:font-family-complex="'Liberation Serif'" fo:background-color="transparent" fo:color="#24292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2.00pt" fo:font-weight="bold" fo:font-family="FreeSans" style:font-family-asian="FreeSans" style:font-family-complex="FreeSans" fo:background-color="transparent" style:use-window-font-color="true"/>
    </style:style>
    <style:style style:name="T195" style:family="text">
      <style:text-properties fo:font-size="12.00pt" fo:font-weight="normal" fo:font-family="'Liberation Serif'" style:font-family-asian="'Liberation Serif'" style:font-family-complex="'Liberation Serif'" fo:background-color="transparent" fo:color="#24292e"/>
    </style:style>
    <style:style style:name="T196" style:family="text">
      <style:text-properties fo:font-size="12.00pt" fo:font-weight="normal" fo:font-family="'Liberation Serif'" style:font-family-asian="'Liberation Serif'" style:font-family-complex="'Liberation Serif'" fo:background-color="transparent" fo:color="#ff0000"/>
    </style:style>
    <style:style style:name="T197" style:family="text">
      <style:text-properties fo:font-size="12.00pt" fo:font-weight="normal" fo:font-family="'Source Code Pro Medium'" style:font-family-asian="'Source Code Pro Medium'" style:font-family-complex="'Source Code Pro Medium'" fo:background-color="transparent" fo:color="#ff0000"/>
    </style:style>
    <style:style style:name="T198" style:family="text">
      <style:text-properties fo:font-size="12.00pt" fo:font-weight="normal" fo:font-family="'Source Code Pro Medium'" style:font-family-asian="'Source Code Pro Medium'" style:font-family-complex="'Source Code Pro Medium'" fo:background-color="transparent" fo:color="#000000"/>
    </style:style>
    <style:style style:name="T199" style:family="text">
      <style:text-properties fo:font-size="12.00pt" fo:font-weight="normal" fo:font-family="'Source Code Pro Medium'" style:font-family-asian="'Source Code Pro Medium'" style:font-family-complex="'Source Code Pro Medium'" fo:background-color="transparent" fo:color="#008000"/>
    </style:style>
    <style:style style:name="T200" style:family="text">
      <style:text-properties fo:font-size="12.00pt" fo:font-weight="normal" fo:font-family="'Liberation Serif'" style:font-family-asian="'Liberation Serif'" style:font-family-complex="'Liberation Serif'" fo:background-color="transparent" fo:color="#008000"/>
    </style:style>
    <style:style style:name="T201" style:family="text">
      <style:text-properties fo:font-size="12.00pt" fo:font-weight="normal" fo:font-family="'Liberation Serif'" style:font-family-asian="'Liberation Serif'" style:font-family-complex="'Liberation Serif'" fo:background-color="transparent" fo:color="#24292e"/>
    </style:style>
    <style:style style:name="T202" style:family="text">
      <style:text-properties fo:font-size="12.00pt" fo:font-weight="normal" fo:font-family="'Source Code Pro Medium'" style:font-family-asian="'Source Code Pro Medium'" style:font-family-complex="'Source Code Pro Medium'" fo:background-color="transparent" fo:color="#ff0000"/>
    </style:style>
    <style:style style:name="T203" style:family="text">
      <style:text-properties fo:font-size="12.00pt" fo:font-weight="normal" fo:font-family="'Source Code Pro Medium'" style:font-family-asian="'Source Code Pro Medium'" style:font-family-complex="'Source Code Pro Medium'" fo:background-color="transparent" fo:color="#008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2.00pt" fo:font-weight="normal" fo:font-family="'Liberation Serif'" style:font-family-asian="'Liberation Serif'" style:font-family-complex="'Liberation Serif'" fo:background-color="transparent" fo:color="#24292e"/>
    </style:style>
    <style:style style:name="T206" style:family="text">
      <style:text-properties fo:font-size="12.00pt" fo:font-weight="normal" fo:font-family="'Source Code Pro Medium'" style:font-family-asian="'Source Code Pro Medium'" style:font-family-complex="'Source Code Pro Medium'" fo:background-color="transparent" fo:color="#ff0000"/>
    </style:style>
    <style:style style:name="T207" style:family="text">
      <style:text-properties fo:font-size="12.00pt" fo:font-weight="normal" fo:font-family="'Source Code Pro Medium'" style:font-family-asian="'Source Code Pro Medium'" style:font-family-complex="'Source Code Pro Medium'" fo:background-color="transparent" fo:color="#008000"/>
    </style:style>
    <style:style style:name="T208" style:family="text">
      <style:text-properties fo:font-size="12.00pt" fo:font-weight="normal" fo:font-family="'Liberation Serif'" style:font-family-asian="'Liberation Serif'" style:font-family-complex="'Liberation Serif'" fo:background-color="transparent" fo:color="#24292e"/>
    </style:style>
    <style:style style:name="T209" style:family="text">
      <style:text-properties fo:font-size="12.00pt" fo:font-weight="normal" fo:font-family="'Source Code Pro Medium'" style:font-family-asian="'Source Code Pro Medium'" style:font-family-complex="'Source Code Pro Medium'" fo:background-color="transparent" fo:color="#666666"/>
    </style:style>
    <style:style style:name="T210" style:family="text">
      <style:text-properties fo:font-size="12.00pt" fo:font-weight="normal" fo:font-family="'Liberation Serif'" style:font-family-asian="'Liberation Serif'" style:font-family-complex="'Liberation Serif'" fo:background-color="transparent" fo:color="#666666"/>
    </style:style>
    <style:style style:name="T211" style:family="text">
      <style:text-properties fo:font-size="12.00pt" fo:font-weight="normal" fo:font-family="'Liberation Serif'" style:font-family-asian="'Liberation Serif'" style:font-family-complex="'Liberation Serif'" fo:background-color="transparent" fo:color="#24292e"/>
    </style:style>
    <style:style style:name="T212" style:family="text">
      <style:text-properties fo:font-size="12.00pt" fo:font-weight="normal" fo:font-family="'Source Code Pro Medium'" style:font-family-asian="'Source Code Pro Medium'" style:font-family-complex="'Source Code Pro Medium'" fo:background-color="transparent" fo:color="#666666"/>
    </style:style>
    <style:style style:name="T213" style:family="text">
      <style:text-properties fo:font-size="12.00pt" fo:font-weight="normal" fo:font-family="'Liberation Serif'" style:font-family-asian="'Liberation Serif'" style:font-family-complex="'Liberation Serif'" fo:background-color="transparent" fo:color="#24292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2.00pt" fo:font-weight="normal" fo:font-family="FreeSerif" style:font-family-asian="FreeSerif" style:font-family-complex="FreeSerif" fo:background-color="transparent" fo:color="#24292e"/>
    </style:style>
    <style:style style:name="T21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17" style:family="text">
      <style:text-properties fo:font-size="12.00pt" fo:font-weight="normal" fo:font-family="'Liberation Serif'" style:font-family-asian="'Liberation Serif'" style:font-family-complex="'Liberation Serif'" fo:background-color="transparent" fo:color="#24292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2.00pt" fo:font-weight="normal" fo:font-family="FreeSerif" style:font-family-asian="FreeSerif" style:font-family-complex="FreeSerif" fo:background-color="transparent" fo:color="#24292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2.00pt" fo:font-weight="normal" fo:font-family="FreeSerif" style:font-family-asian="FreeSerif" style:font-family-complex="FreeSerif" fo:background-color="transparent" fo:color="#24292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2.00pt" fo:font-weight="normal" fo:font-family="FreeSerif" style:font-family-asian="FreeSerif" style:font-family-complex="FreeSerif" fo:background-color="transparent" fo:color="#24292e"/>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2.00pt" fo:font-weight="normal" fo:font-family="FreeSerif" style:font-family-asian="FreeSerif" style:font-family-complex="FreeSerif" fo:background-color="transparent" fo:color="#24292e"/>
    </style:style>
    <style:style style:name="T226" style:family="text">
      <style:text-properties fo:font-size="12.00pt" fo:font-weight="normal" fo:font-family="FreeSerif" style:font-family-asian="FreeSerif" style:font-family-complex="FreeSerif" fo:background-color="transparent" fo:color="#333333"/>
    </style:style>
    <style:style style:name="T227" style:family="text">
      <style:text-properties fo:font-size="12.00pt" fo:font-weight="normal" fo:font-family="'Liberation Serif'" style:font-family-asian="'Liberation Serif'" style:font-family-complex="'Liberation Serif'" fo:background-color="transparent" fo:color="#24292e"/>
    </style:style>
    <style:style style:name="P1" style:family="paragraph">
      <style:paragraph-properties fo:line-height="100.00%" fo:text-align="left" fo:margin-top="10.00pt" fo:margin-bottom="6.00pt"/>
    </style:style>
    <style:style style:name="P2" style:family="paragraph">
      <style:paragraph-properties fo:line-height="100.00%" fo:text-align="left"/>
    </style:style>
    <style:style style:name="P3" style:family="paragraph">
      <style:paragraph-properties fo:line-height="100.00%" fo:text-align="left" fo:margin-top="7.00pt" fo:margin-bottom="6.00pt"/>
    </style:style>
    <style:style style:name="P4" style:family="paragraph">
      <style:paragraph-properties fo:line-height="115.00%" fo:text-align="left" fo:margin-bottom="7.00pt"/>
    </style:style>
    <text:list-style style:name="L5">
      <text:list-level-style-bullet text:level="1" text:bullet-char="•">
        <style:list-level-properties text:space-before="18.00pt" text:min-label-width="18.00pt"/>
        <style:text-properties fo:font-family="Symbol"/>
      </text:list-level-style-bullet>
    </text:list-style>
    <style:style style:name="P5" style:family="paragraph">
      <style:paragraph-properties fo:line-height="115.00%" fo:text-align="left" fo:margin-bottom="7.00pt"/>
    </style:style>
    <style:style style:name="P6" style:family="paragraph">
      <style:paragraph-properties fo:line-height="115.00%" fo:text-align="left" fo:margin-bottom="7.00pt"/>
    </style:style>
    <style:style style:name="P7" style:family="paragraph">
      <style:paragraph-properties fo:line-height="100.00%" fo:text-align="left" fo:margin-top="7.00pt" fo:margin-bottom="6.00pt"/>
    </style:style>
    <style:style style:name="P8" style:family="paragraph">
      <style:paragraph-properties fo:line-height="115.00%" fo:text-align="left" fo:margin-bottom="7.00pt"/>
    </style:style>
    <style:style style:name="P9" style:family="paragraph">
      <style:paragraph-properties fo:line-height="100.00%" fo:text-align="left" fo:margin-top="7.00pt" fo:margin-bottom="6.00pt"/>
    </style:style>
    <style:style style:name="P10" style:family="paragraph">
      <style:paragraph-properties fo:line-height="115.00%" fo:text-align="left" fo:margin-bottom="7.00pt"/>
    </style:style>
    <style:style style:name="P11" style:family="paragraph">
      <style:paragraph-properties fo:line-height="100.00%" fo:text-align="left" fo:margin-top="7.00pt" fo:margin-bottom="6.00pt"/>
    </style:style>
    <style:style style:name="P12" style:family="paragraph">
      <style:paragraph-properties fo:line-height="115.00%" fo:text-align="left" fo:margin-bottom="7.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7.00pt"/>
    </style:style>
    <style:style style:name="P14" style:family="paragraph">
      <style:paragraph-properties fo:line-height="115.00%" fo:text-align="left" fo:margin-bottom="7.00pt"/>
    </style:style>
    <style:style style:name="P15" style:family="paragraph">
      <style:paragraph-properties fo:line-height="100.00%" fo:text-align="left" fo:margin-top="7.00pt" fo:margin-bottom="6.00pt"/>
    </style:style>
    <style:style style:name="P16" style:family="paragraph">
      <style:paragraph-properties fo:line-height="115.00%" fo:text-align="left" fo:margin-bottom="7.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7.00pt"/>
    </style:style>
    <style:style style:name="P18" style:family="paragraph">
      <style:paragraph-properties fo:line-height="115.00%" fo:text-align="left" fo:margin-bottom="7.00pt"/>
    </style:style>
    <style:style style:name="P19" style:family="paragraph">
      <style:paragraph-properties fo:line-height="100.00%" fo:text-align="left" fo:margin-top="7.00pt" fo:margin-bottom="6.00pt"/>
    </style:style>
    <style:style style:name="P20" style:family="paragraph">
      <style:paragraph-properties fo:line-height="100.00%" fo:text-align="left" fo:margin-bottom="12.00pt"/>
    </style:style>
    <style:style style:name="P21" style:family="paragraph">
      <style:paragraph-properties fo:line-height="100.00%" fo:text-align="left" fo:margin-top="7.00pt" fo:margin-bottom="6.00pt"/>
    </style:style>
    <style:style style:name="P22" style:family="paragraph">
      <style:paragraph-properties fo:line-height="115.00%" fo:text-align="left" fo:margin-bottom="7.00pt"/>
    </style:style>
    <style:style style:name="P23" style:family="paragraph">
      <style:paragraph-properties fo:line-height="115.00%" fo:text-align="left" fo:margin-bottom="7.00pt"/>
    </style:style>
    <style:style style:name="P24" style:family="paragraph">
      <style:paragraph-properties fo:line-height="115.00%" fo:text-align="left" fo:margin-bottom="7.00pt"/>
    </style:style>
    <style:style style:name="P25" style:family="paragraph">
      <style:paragraph-properties fo:line-height="115.00%" fo:text-align="left" fo:margin-bottom="7.00pt"/>
    </style:style>
    <style:style style:name="P26" style:family="paragraph">
      <style:paragraph-properties fo:line-height="115.00%" fo:text-align="left" fo:margin-bottom="7.00pt"/>
    </style:style>
    <text:list-style style:name="L27">
      <text:list-level-style-bullet text:level="1" text:bullet-char="•">
        <style:list-level-properties text:space-before="18.00pt" text:min-label-width="18.00pt"/>
        <style:text-properties fo:font-family="Symbol"/>
      </text:list-level-style-bullet>
    </text:list-style>
    <style:style style:name="P27" style:family="paragraph">
      <style:paragraph-properties fo:line-height="115.00%" fo:text-align="left" fo:margin-bottom="7.00pt"/>
    </style:style>
    <style:style style:name="P28" style:family="paragraph">
      <style:paragraph-properties fo:line-height="115.00%" fo:text-align="left" fo:margin-bottom="7.00pt"/>
    </style:style>
    <text:list-style style:name="L29">
      <text:list-level-style-bullet text:level="1" text:bullet-char="•">
        <style:list-level-properties text:space-before="18.00pt" text:min-label-width="18.00pt"/>
        <style:text-properties fo:font-family="Symbol"/>
      </text:list-level-style-bullet>
    </text:list-style>
    <style:style style:name="P29" style:family="paragraph">
      <style:paragraph-properties fo:line-height="115.00%" fo:text-align="left" fo:margin-bottom="7.00pt"/>
    </style:style>
    <style:style style:name="P30" style:family="paragraph">
      <style:paragraph-properties fo:line-height="115.00%" fo:text-align="left" fo:margin-bottom="7.00pt"/>
    </style:style>
    <text:list-style style:name="L31">
      <text:list-level-style-bullet text:level="1" text:bullet-char="•">
        <style:list-level-properties text:space-before="18.00pt" text:min-label-width="18.00pt"/>
        <style:text-properties fo:font-family="Symbol"/>
      </text:list-level-style-bullet>
    </text:list-style>
    <style:style style:name="P31" style:family="paragraph">
      <style:paragraph-properties fo:line-height="115.00%" fo:text-align="left" fo:margin-bottom="7.00pt"/>
    </style:style>
    <style:style style:name="P32" style:family="paragraph">
      <style:paragraph-properties fo:line-height="115.00%" fo:text-align="left" fo:margin-bottom="7.00pt"/>
    </style:style>
    <text:list-style style:name="L33">
      <text:list-level-style-bullet text:level="1" text:bullet-char="•">
        <style:list-level-properties text:space-before="18.00pt" text:min-label-width="18.00pt"/>
        <style:text-properties fo:font-family="Symbol"/>
      </text:list-level-style-bullet>
    </text:list-style>
    <style:style style:name="P33" style:family="paragraph">
      <style:paragraph-properties fo:line-height="115.00%" fo:text-align="left" fo:margin-bottom="7.00pt"/>
    </style:style>
    <style:style style:name="P34" style:family="paragraph">
      <style:paragraph-properties fo:line-height="115.00%" fo:text-align="left" fo:margin-bottom="7.00pt"/>
    </style:style>
    <style:style style:name="P35" style:family="paragraph">
      <style:paragraph-properties fo:line-height="115.00%" fo:text-align="left" fo:margin-bottom="7.00pt"/>
    </style:style>
  </office:automatic-styles>
  <office:body>
    <office:text>
      <text:p text:style-name="P1"><text:span text:style-name="T1">Summary of Java Code Conventions</text:span></text:p>
      <text:p text:style-name="P2"><text:span text:style-name="T2"/></text:p>
      <text:p text:style-name="P3"><text:span text:style-name="T3">Why do we have Code Conventions?</text:span></text:p>
      <text:p text:style-name="P4"><text:span text:style-name="T4">Code convetions is a great tool in the world of programming and delivers many aids and useful traits, such as:</text:span></text:p>
      <text:p text:style-name="P4"><text:span text:style-name="T5"/></text:p>
      <text:list text:style-name="L5">
        <text:list-item>
          <text:p text:style-name="P5"><text:span text:style-name="T6">Consistent code structure, helps tremendously with readability and navigation.</text:span></text:p>
        </text:list-item>
        <text:list-item>
          <text:p text:style-name="P5"><text:span text:style-name="T6">Efficient maintenance, a large part of a software's lifecycle.</text:span></text:p>
        </text:list-item>
        <text:list-item>
          <text:p text:style-name="P5"><text:span text:style-name="T6">Improved readability, which is essential when understanding someone's code.</text:span></text:p>
        </text:list-item>
      </text:list>
      <text:p text:style-name="P6"><text:span text:style-name="T7"/></text:p>
      <text:p text:style-name="P7"><text:span text:style-name="T8">File naming, structuring and organization</text:span></text:p>
      <text:p text:style-name="P8"><text:span text:style-name="T9">When naming files in Java, two main suffixes are used: .java (java source) and .class(java bytecode) and two - among many - commonly used filenames are associated with these suffixes. Firstly,<text:s/></text:span><text:span text:style-name="T10">“GNUmakefile”</text:span><text:span text:style-name="T11"><text:s/>which is the preffered name for a makefile. Secondly,<text:s/></text:span><text:span text:style-name="T12">“README”</text:span><text:span text:style-name="T13"><text:s/>, which consists of instructions or summaries of a source code.</text:span></text:p>
      <text:p text:style-name="P8"><text:span text:style-name="T13">Structuring of a file should be divided into sections with separated blanklines and optional commenting for simple identification and navigation of each section. The length of a file should not exceed 2000 lines, as the overview of code could be difficult to grasp.</text:span></text:p>
      <text:p text:style-name="P8"><text:span text:style-name="T13">Java source files contains a single public class (or interface). A<text:s/></text:span><text:span text:style-name="T14">private<text:s/></text:span><text:span text:style-name="T15">class associtated with a public class can be used in the same source file as that public class. In addition, the first class to be used in the file should be the public class.</text:span></text:p>
      <text:p text:style-name="P8"><text:span text:style-name="T15">Source files should also begin with a c-style comment section containing information about the code's author(s), date, licenses, and a breif description of the program's purpose. Below comes all package imports followed by class/interface declaration.</text:span></text:p>
      <text:p text:style-name="P8"><text:span text:style-name="T16"/></text:p>
      <text:p text:style-name="P8"><text:span text:style-name="T17">Example of the order a c-style comment should appear in a Java source file containing a singe public class [1]:</text:span></text:p>
      <text:p text:style-name="P8"><text:span text:style-name="T18"/></text:p>
      <text:p text:style-name="P8"><text:span text:style-name="T18"/></text:p>
      <text:p text:style-name="P9"><text:span text:style-name="T19">/*</text:span></text:p>
      <text:p text:style-name="P9"><text:span text:style-name="T19">* Vehicle.java</text:span></text:p>
      <text:p text:style-name="P9"><text:span text:style-name="T19">* Version 1.0</text:span></text:p>
      <text:p text:style-name="P9"><text:span text:style-name="T19">* MIT License</text:span></text:p>
      <text:p text:style-name="P9"><text:span text:style-name="T19">*/</text:span></text:p>
      <text:p text:style-name="P9"><text:span text:style-name="T20"/></text:p>
      <text:p text:style-name="P9"><text:span text:style-name="T21">Package java.package;</text:span></text:p>
      <text:p text:style-name="P9"><text:span text:style-name="T21">import java.ImportedPackage.ImportedFunction;</text:span></text:p>
      <text:p text:style-name="P9"><text:span text:style-name="T22"/></text:p>
      <text:p text:style-name="P9"><text:span text:style-name="T22"/></text:p>
      <text:p text:style-name="P9"><text:span text:style-name="T23">/**</text:span></text:p>
      <text:p text:style-name="P9"><text:span text:style-name="T23"><text:s/>* Creates a car from scratch.</text:span></text:p>
      <text:p text:style-name="P9"><text:span text:style-name="T23"><text:s/>*</text:span></text:p>
      <text:p text:style-name="P9"><text:span text:style-name="T23"><text:s/>* @version 1.10 04 Oct 1996</text:span></text:p>
      <text:p text:style-name="P9"><text:span text:style-name="T23"><text:s/>* @author John Doe</text:span></text:p>
      <text:p text:style-name="P9"><text:span text:style-name="T23"><text:s/>*/</text:span></text:p>
      <text:p text:style-name="P9"><text:span text:style-name="T24"/></text:p>
      <text:p text:style-name="P9"><text:span text:style-name="T25">public class<text:s/></text:span><text:span text:style-name="T26">Car<text:s/></text:span><text:span text:style-name="T27">extends<text:s/></text:span><text:span text:style-name="T28">Vehicle {</text:span></text:p>
      <text:p text:style-name="P9"><text:span text:style-name="T29"><text:tab/>public int</text:span><text:span text:style-name="T30"><text:s/>weight;</text:span></text:p>
      <text:p text:style-name="P9"><text:span text:style-name="T31"><text:tab/>public String<text:s/></text:span><text:span text:style-name="T32">colour;</text:span></text:p>
      <text:p text:style-name="P9"><text:span text:style-name="T33"/></text:p>
      <text:p text:style-name="P9"><text:span text:style-name="T34"><text:tab/>public void</text:span><text:span text:style-name="T35"><text:s/>Car() {</text:span></text:p>
      <text:p text:style-name="P9"><text:span text:style-name="T35"><text:tab/><text:tab/><text:tab/></text:span><text:span text:style-name="T36"><text:s/>// ...implementation ...</text:span></text:p>
      <text:p text:style-name="P9"><text:span text:style-name="T37"><text:s/><text:tab/>}</text:span></text:p>
      <text:p text:style-name="P9"><text:span text:style-name="T38"/></text:p>
      <text:p text:style-name="P9"><text:span text:style-name="T39">}</text:span></text:p>
      <text:p text:style-name="P9"><text:span text:style-name="T40"/></text:p>
      <text:p text:style-name="P9"><text:span text:style-name="T40"/></text:p>
      <text:p text:style-name="P9"><text:span text:style-name="T40"/></text:p>
      <text:p text:style-name="P10"><text:span text:style-name="T40"/></text:p>
      <text:p text:style-name="P10"><text:span text:style-name="T40"/></text:p>
      <text:p text:style-name="P10"><text:span text:style-name="T40"/></text:p>
      <text:p text:style-name="P10"><text:span text:style-name="T40"/></text:p>
      <text:p text:style-name="P10"><text:span text:style-name="T40"/></text:p>
      <text:p text:style-name="P10"><text:span text:style-name="T40"/></text:p>
      <text:p text:style-name="P10"><text:span text:style-name="T40"/></text:p>
      <text:p text:style-name="P10"><text:span text:style-name="T40"/></text:p>
      <text:p text:style-name="P11"><text:span text:style-name="T40"/></text:p>
      <text:p text:style-name="P11"><text:span text:style-name="T40"/></text:p>
      <text:p text:style-name="P11"><text:span text:style-name="T40"/></text:p>
      <text:p text:style-name="P11"><text:span text:style-name="T40"/></text:p>
      <text:p text:style-name="P11"><text:span text:style-name="T40"/></text:p>
      <text:p text:style-name="P11"><text:span text:style-name="T41">Indentation and line handling</text:span></text:p>
      <text:p text:style-name="P12"><text:span text:style-name="T42">Indentation is used to structure the code so that the developer can easily see code segments. The default unit of indentation should be four spaces and tabs must be set to exactly eight spaces. Since code could be handled by terminals and other tools that does not handle long lines effectively, line lenght should be restricted to 80 characters.</text:span></text:p>
      <text:p text:style-name="P12"><text:span text:style-name="T42">Line wrapping is another important aspect of code readability. The general principle could be destilled into these guidelines:</text:span></text:p>
      <text:list text:style-name="L13">
        <text:list-item>
          <text:p text:style-name="P13"><text:span text:style-name="T43">Line break after a comma -<text:s text:c="2"/></text:span><text:span text:style-name="T44">,</text:span></text:p>
        </text:list-item>
        <text:list-item>
          <text:p text:style-name="P13"><text:span text:style-name="T45">Line break before an operator -<text:s/></text:span><text:span text:style-name="T46">(), +, -, = </text:span></text:p>
        </text:list-item>
        <text:list-item>
          <text:p text:style-name="P13"><text:span text:style-name="T47">Higher-level preffered to lower-level breaks</text:span></text:p>
        </text:list-item>
        <text:list-item>
          <text:p text:style-name="P13"><text:span text:style-name="T47">Align new line with the beginning of an expression, at the same level as the previous.</text:span></text:p>
        </text:list-item>
        <text:list-item>
          <text:p text:style-name="P13"><text:span text:style-name="T47">If the above leads to confusing lines<text:s/></text:span><text:span text:style-name="T48">-<text:s/></text:span><text:span text:style-name="T49">intend 8 spaces.</text:span></text:p>
        </text:list-item>
      </text:list>
      <text:p text:style-name="P14"><text:span text:style-name="T50"/></text:p>
      <text:p text:style-name="P14"><text:span text:style-name="T51">demonstration of two method declarations:</text:span></text:p>
      <text:p text:style-name="P14"><text:span text:style-name="T52">// Conventional indentation</text:span></text:p>
      <text:p text:style-name="P14"><text:span text:style-name="T53">MyMethod<text:s/></text:span><text:span text:style-name="T54">(int anArg, Object anotherArg, String yetAnotherArg,</text:span></text:p>
      <text:p text:style-name="P14"><text:span text:style-name="T54"><text:tab/><text:tab/><text:tab/>Object andStillAnother) {</text:span></text:p>
      <text:p text:style-name="P14"><text:span text:style-name="T54">…</text:span></text:p>
      <text:p text:style-name="P14"><text:span text:style-name="T55"/></text:p>
      <text:p text:style-name="P14"><text:span text:style-name="T56">//Indent 8 spaces to avoid very deep indents</text:span></text:p>
      <text:p text:style-name="P14"><text:span text:style-name="T57">private</text:span><text:span text:style-name="T58"><text:s/></text:span><text:span text:style-name="T59">static syncronized<text:s/></text:span><text:span text:style-name="T60">myVeryLongLongMethodName<text:s/></text:span><text:span text:style-name="T61">(int anArg,</text:span></text:p>
      <text:p text:style-name="P14"><text:span text:style-name="T61"><text:tab/><text:tab/> Object anotherArg, String yetAnotherArg,</text:span></text:p>
      <text:p text:style-name="P14"><text:span text:style-name="T61"><text:s/><text:tab/><text:tab/> Object andStillAnother) {</text:span></text:p>
      <text:p text:style-name="P14"><text:span text:style-name="T61">…</text:span></text:p>
      <text:p text:style-name="P14"><text:span text:style-name="T61">}</text:span></text:p>
      <text:p text:style-name="P14"><text:span text:style-name="T62"/></text:p>
      <text:p text:style-name="P14"><text:span text:style-name="T62"/></text:p>
      <text:p text:style-name="P14"><text:span text:style-name="T62"/></text:p>
      <text:p text:style-name="P14"><text:span text:style-name="T62"/></text:p>
      <text:p text:style-name="P14"><text:span text:style-name="T62"/></text:p>
      <text:p text:style-name="P14"><text:span text:style-name="T62"/></text:p>
      <text:p text:style-name="P14"><text:span text:style-name="T62"/></text:p>
      <text:p text:style-name="P14"><text:span text:style-name="T62"/></text:p>
      <text:p text:style-name="P14"><text:span text:style-name="T62"/></text:p>
      <text:p text:style-name="P14"><text:span text:style-name="T62"/></text:p>
      <text:p text:style-name="P15"><text:span text:style-name="T63">Comments and formats</text:span></text:p>
      <text:p text:style-name="P16"><text:span text:style-name="T64">There are two types of comments in Java, they can be categorized as</text:span><text:span text:style-name="T65"><text:s/>implementation comments<text:s/></text:span><text:span text:style-name="T66">and<text:s/></text:span><text:span text:style-name="T67">documentation comments. </text:span></text:p>
      <text:p text:style-name="P16"><text:span text:style-name="T68">Implementation comments are used to either comment out code or to comment a particular method, they are delimited by /*....*/ and //.</text:span></text:p>
      <text:p text:style-name="P16"><text:span text:style-name="T68">Documentation comments or “doc” comments are used to explain the specification of the code in more detail, by doing this developers can quickly read and understand the logic of code.<text:s text:c="2"/>Doc comments are Java-only and are delimited by /**....*. These doc comments can be extracted to HTML files using the javadoc tool. </text:span></text:p>
      <text:p text:style-name="P16"><text:span text:style-name="T68">The general guidelines when writing comments are:</text:span></text:p>
      <text:list text:style-name="L17">
        <text:list-item>
          <text:p text:style-name="P17"><text:span text:style-name="T68">Only relevant information to reading and understanding the program should be used</text:span></text:p>
        </text:list-item>
        <text:list-item>
          <text:p text:style-name="P17"><text:span text:style-name="T68">Only info about nontrivial or nonobvious design descisions should be used</text:span></text:p>
        </text:list-item>
        <text:list-item>
          <text:p text:style-name="P17"><text:span text:style-name="T68">Avoid duplicating information that is clear from the code itself</text:span></text:p>
        </text:list-item>
        <text:list-item>
          <text:p text:style-name="P17"><text:span text:style-name="T68">Avoid comments that are likely to get outdated as the code evolves</text:span></text:p>
        </text:list-item>
        <text:list-item>
          <text:p text:style-name="P17"><text:span text:style-name="T68">Avoid large boxes made up by asterisks or other charactees</text:span></text:p>
        </text:list-item>
        <text:list-item>
          <text:p text:style-name="P17"><text:span text:style-name="T68">Never include special characters such as form-feed and backspace</text:span></text:p>
        </text:list-item>
      </text:list>
      <text:p text:style-name="P18"><text:span text:style-name="T69"/></text:p>
      <text:p text:style-name="P18"><text:span text:style-name="T70">Implementation comments can be divided into four sections: Block, single-line, trailing, and end-of-line.</text:span></text:p>
      <text:p text:style-name="P18"><text:span text:style-name="T70">Block comments are used to describe files or methods and should be written at the start of the file and before each method. Block comments can be used within methods, in which case the comment's indentation should match the nested method.</text:span></text:p>
      <text:p text:style-name="P18"><text:span text:style-name="T71">/*</text:span></text:p>
      <text:p text:style-name="P18"><text:span text:style-name="T71"><text:s/>* This is a block comment.</text:span></text:p>
      <text:p text:style-name="P18"><text:span text:style-name="T71"><text:s/>*/</text:span></text:p>
      <text:p text:style-name="P18"><text:span text:style-name="T72"/></text:p>
      <text:p text:style-name="P18"><text:span text:style-name="T73">A single line comment, much like block comments, are descriptions. However, single line comments should be simple, consise and only consist of a handful of letters that fit a single line.</text:span></text:p>
      <text:p text:style-name="P18"><text:span text:style-name="T74">if condition(x){</text:span></text:p>
      <text:p text:style-name="P18"><text:span text:style-name="T74"><text:tab/>/* Handle condition x. */</text:span></text:p>
      <text:p text:style-name="P18"><text:span text:style-name="T74"><text:tab/>...</text:span></text:p>
      <text:p text:style-name="P18"><text:span text:style-name="T74">}</text:span></text:p>
      <text:p text:style-name="P18"><text:span text:style-name="T75"/></text:p>
      <text:p text:style-name="P18"><text:span text:style-name="T76">Trailing comments are similar to single line comments, but it resides on the same line as the code it describes. If used, a trailing comment should be indented such that it is easily distinguishable from the code.</text:span></text:p>
      <text:p text:style-name="P18"><text:span text:style-name="T77">method(int x){</text:span></text:p>
      <text:p text:style-name="P18"><text:span text:style-name="T77"><text:tab/>if(x%2)</text:span></text:p>
      <text:p text:style-name="P18"><text:span text:style-name="T77"><text:tab/><text:tab/>return true; <text:tab/><text:tab/><text:s text:c="3"/>/* returns true if even. */</text:span></text:p>
      <text:p text:style-name="P18"><text:span text:style-name="T77"><text:tab/>else</text:span></text:p>
      <text:p text:style-name="P18"><text:span text:style-name="T77"><text:tab/><text:tab/>return prime(x);<text:tab/><text:s text:c="3"/>/* returns true if prime */</text:span></text:p>
      <text:p text:style-name="P18"><text:span text:style-name="T77">}</text:span></text:p>
      <text:p text:style-name="P18"><text:span text:style-name="T78"/></text:p>
      <text:p text:style-name="P18"><text:span text:style-name="T79">The end of line comment has the ability to comment out a whole line of code. It should not be used to comment out larger parts of code, but rather smaller sections.</text:span></text:p>
      <text:p text:style-name="P18"><text:span text:style-name="T80"><text:tab/>else</text:span></text:p>
      <text:p text:style-name="P18"><text:span text:style-name="T80"><text:tab/><text:tab/>return odd(x);<text:tab/><text:tab/><text:tab/></text:span></text:p>
      <text:p text:style-name="P18"><text:span text:style-name="T80">//<text:tab/><text:tab/>return prime(x);<text:tab/><text:s text:c="2"/></text:span></text:p>
      <text:p text:style-name="P18"><text:span text:style-name="T80">}</text:span></text:p>
      <text:p text:style-name="P18"><text:span text:style-name="T81"/></text:p>
      <text:p text:style-name="P18"><text:span text:style-name="T81"/></text:p>
      <text:p text:style-name="P18"><text:span text:style-name="T81"/></text:p>
      <text:p text:style-name="P19"><text:span text:style-name="T82">Declarations and placement</text:span></text:p>
      <text:p text:style-name="P20"><text:span text:style-name="T83">When writing declarations it is recommended to use a good structure and not mix for example several varaibles on the same row. One declaration per line also encourages commenting.</text:span></text:p>
      <text:p text:style-name="P20"><text:span text:style-name="T83">Another important topic is the placement of declarations. Declarations should only be placed at the top or at beginning of code blocks. The only exceptions is indexes of<text:s/></text:span><text:span text:style-name="T84">for<text:s/></text:span><text:span text:style-name="T85">loops. Regarding initialization of variables it is recommended to do that where they are declared with the exception if the value is dependent on some computation happening first.</text:span></text:p>
      <text:p text:style-name="P20"><text:span text:style-name="T85">Declaration examples:</text:span></text:p>
      <text:p text:style-name="P20"><text:span text:style-name="T86">//Preffered</text:span></text:p>
      <text:p text:style-name="P20"><text:span text:style-name="T87">int</text:span><text:span text:style-name="T88"><text:s/>size;<text:s text:c="2"/>//size of table</text:span></text:p>
      <text:p text:style-name="P20"><text:span text:style-name="T88">int level //indentation level</text:span></text:p>
      <text:p text:style-name="P20"><text:span text:style-name="T89"/></text:p>
      <text:p text:style-name="P20"><text:span text:style-name="T90">//Less preffered</text:span></text:p>
      <text:p text:style-name="P20"><text:span text:style-name="T91">int</text:span><text:span text:style-name="T92"><text:s/>level, size;</text:span></text:p>
      <text:p text:style-name="P20"><text:span text:style-name="T93"/></text:p>
      <text:p text:style-name="P20"><text:span text:style-name="T94">//Methods and variables should absolutely NOT be declared on the same line</text:span></text:p>
      <text:p text:style-name="P20"><text:span text:style-name="T95">String</text:span><text:span text:style-name="T96"><text:s/>name, getName();<text:s text:c="5"/>//WRONG!</text:span></text:p>
      <text:p text:style-name="P20"><text:span text:style-name="T97"/></text:p>
      <text:p text:style-name="P20"><text:span text:style-name="T98">//Different types should NOT be put on the same row</text:span></text:p>
      <text:p text:style-name="P20"><text:span text:style-name="T99">int</text:span><text:span text:style-name="T100"><text:s/>foo,<text:s text:c="3"/>fooarray[];<text:s text:c="4"/>//WRONG!</text:span></text:p>
      <text:p text:style-name="P20"><text:span text:style-name="T101"/></text:p>
      <text:p text:style-name="P20"><text:span text:style-name="T102">//Another way to type declarations is to use tabs betweeb type and identifier</text:span></text:p>
      <text:p text:style-name="P20"><text:span text:style-name="T103">int<text:s/></text:span><text:span text:style-name="T104"><text:tab/><text:tab/><text:tab/>level</text:span></text:p>
      <text:p text:style-name="P20"><text:span text:style-name="T105">String</text:span><text:span text:style-name="T106"><text:s/><text:tab/><text:tab/><text:tab/>name</text:span></text:p>
      <text:p text:style-name="P20"><text:span text:style-name="T107">MyObject</text:span><text:span text:style-name="T108"><text:tab/>currentEntry</text:span></text:p>
      <text:p text:style-name="P20"><text:span text:style-name="T109"/></text:p>
      <text:p text:style-name="P20"><text:span text:style-name="T109"/></text:p>
      <text:p text:style-name="P20"><text:span text:style-name="T109"/></text:p>
      <text:p text:style-name="P20"><text:span text:style-name="T109"/></text:p>
      <text:p text:style-name="P20"><text:span text:style-name="T109"/></text:p>
      <text:p text:style-name="P20"><text:span text:style-name="T109"/></text:p>
      <text:p text:style-name="P20"><text:span text:style-name="T109"/></text:p>
      <text:p text:style-name="P20"><text:span text:style-name="T109"/></text:p>
      <text:p text:style-name="P20"><text:span text:style-name="T109"/></text:p>
      <text:p text:style-name="P20"><text:span text:style-name="T109"/></text:p>
      <text:p text:style-name="P20"><text:span text:style-name="T109"/></text:p>
      <text:p text:style-name="P20"><text:span text:style-name="T110">There is also some rule conventions that apply when coding classes and interfaces. No space should be inserted between the method name and the paranthesis and the open brace should appear at the end of the same line as the declaration statement. The closing brace should be on a line by itself so it will match the corrsponded opening brace. Methods should also be separated by a blank line.</text:span></text:p>
      <text:p text:style-name="P21"><text:span text:style-name="T111">Statements </text:span></text:p>
      <text:p text:style-name="P22"><text:span text:style-name="T112">Java statements is used to tell the programming language what to do.<text:s text:c="3"/>A basic assignment statement assigns a value to a variable like<text:s/></text:span><text:span text:style-name="T113">double cost = 12.45;<text:s/></text:span><text:span text:style-name="T114">There are different types of statements and some guidelines how to use them properly, for example:<text:s/></text:span><text:span text:style-name="T115">Simple statements, compound statements, return statements, if, if-else, if-else if else, for , while, do-while, switch, try catch</text:span><text:span text:style-name="T116">. All Java statements must end with a semicolon (;).This tells the language to process all information up to that semicolon. </text:span></text:p>
      <text:p text:style-name="P22"><text:span text:style-name="T117">Compound statements consists of lists of statements within a curly brace block. The general rule is that enclosed statements should be intended one or more level than the compound level. An as in<text:s/></text:span><text:span text:style-name="T118">declarations and placement</text:span><text:span text:style-name="T119"><text:s/>the opening brace should be at the end of the line that declares the compound statement and the closing brace should begin a line intended to the beginning of the compund statement. </text:span></text:p>
      <text:p text:style-name="P22"><text:span text:style-name="T120"/></text:p>
      <text:p text:style-name="P22"><text:span text:style-name="T121">Switch statements uses a case break statement or a comment every time a case falls through(if no break is used). Swich statements should also include a<text:s/></text:span><text:span text:style-name="T122">default case</text:span><text:span text:style-name="T123"><text:s/>. If no break is used in the default case some errors can appear later if another case is added (it prevents fall through error).</text:span></text:p>
      <text:p text:style-name="P22"><text:span text:style-name="T124"/></text:p>
      <text:p text:style-name="P22"><text:span text:style-name="T125">Example of statements</text:span></text:p>
      <text:p text:style-name="P22"><text:span text:style-name="T126"/></text:p>
      <text:p text:style-name="P22"><text:span text:style-name="T126"/></text:p>
      <text:p text:style-name="P22"><text:span text:style-name="T127">//Simple statements - Avoid writing several statements on the same line</text:span></text:p>
      <text:p text:style-name="P22"><text:span text:style-name="T128">Argv++,<text:s text:c="2"/>argc--;</text:span></text:p>
      <text:p text:style-name="P22"><text:span text:style-name="T129"/></text:p>
      <text:p text:style-name="P22"><text:span text:style-name="T129"/></text:p>
      <text:p text:style-name="P22"><text:span text:style-name="T130">//Compund statements consists of a list of statements within a curly brace block</text:span></text:p>
      <text:p text:style-name="P22"><text:span text:style-name="T131">for</text:span><text:span text:style-name="T132">(int i = 0; i &lt; 10; i++) { </text:span></text:p>
      <text:p text:style-name="P22"><text:span text:style-name="T132"><text:tab/>a[i]++;<text:tab/><text:tab/><text:tab/></text:span><text:span text:style-name="T133"><text:s/></text:span></text:p>
      <text:p text:style-name="P22"><text:span text:style-name="T134"><text:tab/>b[i]--; <text:tab/><text:tab/><text:tab/></text:span></text:p>
      <text:p text:style-name="P22"><text:span text:style-name="T134">}</text:span></text:p>
      <text:p text:style-name="P22"><text:span text:style-name="T135"/></text:p>
      <text:p text:style-name="P22"><text:span text:style-name="T136">//While statements should have this structure</text:span></text:p>
      <text:p text:style-name="P22"><text:span text:style-name="T137">while</text:span><text:span text:style-name="T138"><text:s/>(condition) {</text:span></text:p>
      <text:p text:style-name="P22"><text:span text:style-name="T138"><text:tab/>statements;</text:span></text:p>
      <text:p text:style-name="P22"><text:span text:style-name="T138">}</text:span></text:p>
      <text:p text:style-name="P22"><text:span text:style-name="T139"/></text:p>
      <text:p text:style-name="P22"><text:span text:style-name="T140">//Switch statements should have the following structure</text:span></text:p>
      <text:p text:style-name="P22"><text:span text:style-name="T141">switch</text:span><text:span text:style-name="T142"><text:s/>(condition) {</text:span></text:p>
      <text:p text:style-name="P22"><text:span text:style-name="T143">case</text:span><text:span text:style-name="T144"><text:s/>ABC:</text:span></text:p>
      <text:p text:style-name="P22"><text:span text:style-name="T144"><text:tab/>statements;</text:span></text:p>
      <text:p text:style-name="P22"><text:span text:style-name="T144"><text:s/><text:tab/>/* falls through */</text:span></text:p>
      <text:p text:style-name="P22"><text:span text:style-name="T145">case</text:span><text:span text:style-name="T146"><text:s/>DEF:</text:span></text:p>
      <text:p text:style-name="P22"><text:span text:style-name="T146"><text:tab/>Statements;</text:span></text:p>
      <text:p text:style-name="P22"><text:span text:style-name="T146"><text:s/><text:tab/>break;</text:span></text:p>
      <text:p text:style-name="P22"><text:span text:style-name="T147">case</text:span><text:span text:style-name="T148"><text:s/>XYZ:</text:span></text:p>
      <text:p text:style-name="P22"><text:span text:style-name="T148"><text:tab/>statements;</text:span></text:p>
      <text:p text:style-name="P22"><text:span text:style-name="T148"><text:s/><text:tab/>break;</text:span></text:p>
      <text:p text:style-name="P22"><text:span text:style-name="T149">default</text:span><text:span text:style-name="T150">:</text:span></text:p>
      <text:p text:style-name="P22"><text:span text:style-name="T150"><text:tab/>statements;</text:span></text:p>
      <text:p text:style-name="P22"><text:span text:style-name="T150"><text:s/><text:tab/>break;</text:span></text:p>
      <text:p text:style-name="P22"><text:span text:style-name="T150">}</text:span></text:p>
      <text:p text:style-name="P22"><text:span text:style-name="T151"/></text:p>
      <text:p text:style-name="P22"><text:span text:style-name="T151"/></text:p>
      <text:p text:style-name="P22"><text:span text:style-name="T151"/></text:p>
      <text:p text:style-name="P22"><text:span text:style-name="T151"/></text:p>
      <text:p text:style-name="P22"><text:span text:style-name="T151"/></text:p>
      <text:p text:style-name="P22"><text:span text:style-name="T151"/></text:p>
      <text:p text:style-name="P22"><text:span text:style-name="T151"/></text:p>
      <text:p text:style-name="P22"><text:span text:style-name="T151"/></text:p>
      <text:p text:style-name="P22"><text:span text:style-name="T151"/></text:p>
      <text:p text:style-name="P22"><text:span text:style-name="T151"/></text:p>
      <text:p text:style-name="P22"><text:span text:style-name="T151"/></text:p>
      <text:p text:style-name="P22"><text:span text:style-name="T151"/></text:p>
      <text:p text:style-name="P22"><text:span text:style-name="T151"/></text:p>
      <text:p text:style-name="P22"><text:span text:style-name="T151"/></text:p>
      <text:p text:style-name="P22"><text:span text:style-name="T151"/></text:p>
      <text:p text:style-name="P22"><text:span text:style-name="T151"/></text:p>
      <text:p text:style-name="P22"><text:span text:style-name="T151"/></text:p>
      <text:p text:style-name="P22"><text:span text:style-name="T151"/></text:p>
      <text:p text:style-name="P22"><text:span text:style-name="T151"/></text:p>
      <text:p text:style-name="P22"><text:span text:style-name="T152">White space</text:span></text:p>
      <text:p text:style-name="P22"><text:span text:style-name="T153">Blank lines and spaces are used to increase readability but offsetting code in such a way that it becomes logically grouped.</text:span></text:p>
      <text:p text:style-name="P22"><text:span text:style-name="T153">Two blank lines are used when seperating sections in a source file and between class/interface declarations.</text:span></text:p>
      <text:p text:style-name="P22"><text:span text:style-name="T153">A single blank line is used between methods, local variables, before a block, and anywhere else it could improve readability.</text:span></text:p>
      <text:p text:style-name="P22"><text:span text:style-name="T153">Blank spaces should be used when a keyword is followed by a parenthesis.</text:span></text:p>
      <text:p text:style-name="P22"><text:span text:style-name="T154">while</text:span><text:span text:style-name="T155"><text:s/>(true) {</text:span></text:p>
      <text:p text:style-name="P22"><text:span text:style-name="T155"><text:tab/>...</text:span></text:p>
      <text:p text:style-name="P22"><text:span text:style-name="T155">}</text:span></text:p>
      <text:p text:style-name="P22"><text:span text:style-name="T156"/></text:p>
      <text:p text:style-name="P22"><text:span text:style-name="T157">Blank spaces should be used after comma.</text:span></text:p>
      <text:p text:style-name="P22"><text:span text:style-name="T158">int<text:s/></text:span><text:span text:style-name="T159">a, b, c ;</text:span></text:p>
      <text:p text:style-name="P22"><text:span text:style-name="T160"/></text:p>
      <text:p text:style-name="P22"><text:span text:style-name="T161">Blank spaces should be used between operators.</text:span></text:p>
      <text:p text:style-name="P22"><text:span text:style-name="T162">int<text:s/></text:span><text:span text:style-name="T163">d = (a - b) / (b - c);</text:span></text:p>
      <text:p text:style-name="P22"><text:span text:style-name="T164">while</text:span><text:span text:style-name="T165"><text:s/>(a &lt; b) {</text:span></text:p>
      <text:p text:style-name="P22"><text:span text:style-name="T166"><text:tab/>print<text:s/></text:span><text:span text:style-name="T167">(a + "is less than" + b); </text:span></text:p>
      <text:p text:style-name="P22"><text:span text:style-name="T167">}</text:span></text:p>
      <text:p text:style-name="P22"><text:span text:style-name="T168">As well as for statemtents.</text:span></text:p>
      <text:p text:style-name="P22"><text:span text:style-name="T169">for<text:s/></text:span><text:span text:style-name="T170">(expressionOne; expressionTwo; expressionThree)</text:span></text:p>
      <text:p text:style-name="P22"><text:span text:style-name="T171"/></text:p>
      <text:p text:style-name="P22"><text:span text:style-name="T171"/></text:p>
      <text:p text:style-name="P22"><text:span text:style-name="T171"/></text:p>
      <text:p text:style-name="P22"><text:span text:style-name="T171"/></text:p>
      <text:p text:style-name="P22"><text:span text:style-name="T171"/></text:p>
      <text:p text:style-name="P22"><text:span text:style-name="T172">Naming conventions</text:span></text:p>
      <text:p text:style-name="P22"><text:span text:style-name="T173">Is used to simplyfy and further ease readability. In addition, good naming convetion can help tell information about the identifier.</text:span></text:p>
      <text:p text:style-name="P22"><text:span text:style-name="T174"/></text:p>
      <text:p text:style-name="P22"><text:span text:style-name="T175">Indentifier<text:tab/><text:tab/>Rules<text:tab/>for naming<text:tab/><text:tab/><text:tab/>Example</text:span></text:p>
      <text:p text:style-name="P22"><text:span text:style-name="T176">Classes<text:tab/><text:tab/>Nouns, capitalized, mixed case,<text:tab/></text:span><text:span text:style-name="T177">class Lunch</text:span></text:p>
      <text:p text:style-name="P22"><text:span text:style-name="T178"><text:tab/><text:tab/><text:tab/>avoid acronyms, <text:tab/><text:tab/><text:tab/></text:span><text:span text:style-name="T179">class LunchPrinter</text:span></text:p>
      <text:p text:style-name="P22"><text:span text:style-name="T180"/></text:p>
      <text:p text:style-name="P22"><text:span text:style-name="T180">Interfaces<text:tab/><text:tab/>Capitalized<text:tab/><text:tab/><text:tab/></text:span><text:span text:style-name="T181"><text:tab/>interface Animal</text:span></text:p>
      <text:p text:style-name="P22"><text:span text:style-name="T182"/></text:p>
      <text:p text:style-name="P22"><text:span text:style-name="T182">Methods<text:tab/><text:tab/>Verbs, first letter lowercase<text:tab/></text:span><text:span text:style-name="T183">run();</text:span></text:p>
      <text:p text:style-name="P22"><text:span text:style-name="T184"/></text:p>
      <text:p text:style-name="P22"><text:span text:style-name="T185">Variables<text:tab/><text:tab/>Short, meaningful, first letter<text:tab/></text:span><text:span text:style-name="T186">int myWidth;</text:span><text:span text:style-name="T187"/></text:p>
      <text:p text:style-name="P22"><text:span text:style-name="T187"><text:tab/><text:tab/><text:tab/>lower case.</text:span><text:span text:style-name="T188"><text:tab/><text:tab/><text:tab/></text:span></text:p>
      <text:p text:style-name="P22"><text:span text:style-name="T188"/></text:p>
      <text:p text:style-name="P23"><text:span text:style-name="T189">Constants<text:tab/><text:tab/>Uppercase, seperate with<text:tab/><text:tab/></text:span><text:span text:style-name="T190">int MAX_WIDTH = 4;</text:span><text:span text:style-name="T191"/></text:p>
      <text:p text:style-name="P23"><text:span text:style-name="T191"><text:tab/><text:tab/><text:tab/>underline<text:tab/></text:span><text:span text:style-name="T192"><text:tab/><text:tab/><text:tab/><text:tab/><text:tab/></text:span></text:p>
      <text:p text:style-name="P24"><text:span text:style-name="T193"/></text:p>
      <text:p text:style-name="P24"><text:span text:style-name="T193"/></text:p>
      <text:p text:style-name="P24"><text:span text:style-name="T193"/></text:p>
      <text:p text:style-name="P25"><text:span text:style-name="T194">Programming Practices</text:span></text:p>
      <text:p text:style-name="P26"><text:span text:style-name="T195">Below is a list of practices that should be considered.<text:tab/></text:span></text:p>
      <text:list text:style-name="L27">
        <text:list-item>
          <text:p text:style-name="P27"><text:span text:style-name="T195">Unless necessary, access to class variables should be kept private.</text:span></text:p>
        </text:list-item>
        <text:list-item>
          <text:p text:style-name="P27"><text:span text:style-name="T195">References to class methods or variables should be used with class names, rather than using objects. </text:span></text:p>
        </text:list-item>
        <text:list-item>
          <text:p text:style-name="P27"><text:span text:style-name="T195">Constants should not be coded directly, unless for 1, -1 and 0, as seen in for-loops.</text:span></text:p>
        </text:list-item>
        <text:list-item>
          <text:p text:style-name="P27"><text:span text:style-name="T195">Do not assign several variables in a single statement. </text:span></text:p>
        </text:list-item>
      </text:list>
      <text:p text:style-name="P28"><text:span text:style-name="T195"><text:tab/></text:span><text:span text:style-name="T196"><text:tab/></text:span><text:span text:style-name="T197">a.var = b.var = c; <text:tab/><text:tab/><text:tab/></text:span></text:p>
      <text:p text:style-name="P28"><text:span text:style-name="T198"><text:tab/><text:tab/></text:span><text:span text:style-name="T199">a.var = c;<text:tab/><text:tab/><text:tab/><text:tab/></text:span></text:p>
      <text:p text:style-name="P28"><text:span text:style-name="T199"><text:tab/><text:tab/>b.var = c;</text:span><text:span text:style-name="T200"/></text:p>
      <text:list text:style-name="L29">
        <text:list-item>
          <text:p text:style-name="P29"><text:span text:style-name="T201">Do not use embedded assignments. </text:span></text:p>
        </text:list-item>
      </text:list>
      <text:p text:style-name="P30"><text:span text:style-name="T201"><text:tab/><text:tab/></text:span><text:span text:style-name="T202">d = (a = b + c) + r<text:tab/><text:tab/><text:tab/></text:span></text:p>
      <text:p text:style-name="P30"><text:span text:style-name="T202"><text:tab/><text:tab/></text:span><text:span text:style-name="T203">a = b + c;<text:tab/><text:tab/><text:tab/><text:tab/></text:span></text:p>
      <text:p text:style-name="P30"><text:span text:style-name="T203"><text:tab/><text:tab/>d = a + r;</text:span><text:span text:style-name="T204"/></text:p>
      <text:list text:style-name="L31">
        <text:list-item>
          <text:p text:style-name="P31"><text:span text:style-name="T205">Use parenthesis liberally.</text:span></text:p>
        </text:list-item>
      </text:list>
      <text:p text:style-name="P32"><text:span text:style-name="T205"><text:tab/><text:tab/></text:span><text:span text:style-name="T206">if (a == b &amp;&amp; c == d)<text:tab/><text:tab/><text:tab/></text:span></text:p>
      <text:p text:style-name="P32"><text:span text:style-name="T206"><text:tab/><text:tab/></text:span><text:span text:style-name="T207">if ((a == b) &amp;&amp; (c == d))</text:span></text:p>
      <text:list text:style-name="L33">
        <text:list-item>
          <text:p text:style-name="P33"><text:span text:style-name="T208">Use<text:s/></text:span><text:span text:style-name="T209">XXX</text:span><text:span text:style-name="T210"><text:s/></text:span><text:span text:style-name="T211">in a comment to flag bogus but working. </text:span></text:p>
        </text:list-item>
        <text:list-item>
          <text:p text:style-name="P33"><text:span text:style-name="T211">Use<text:s/></text:span><text:span text:style-name="T212">FIXME<text:s/></text:span><text:span text:style-name="T213">to flag bogus and broken.</text:span></text:p>
        </text:list-item>
      </text:list>
      <text:p text:style-name="P34"><text:span text:style-name="T213"><text:tab/></text:span><text:span text:style-name="T214"/></text:p>
      <text:p text:style-name="P35"><text:span text:style-name="T214"/></text:p>
      <text:p text:style-name="P35"><text:span text:style-name="T214"/></text:p>
      <text:p text:style-name="P35"><text:span text:style-name="T214"/></text:p>
      <text:p text:style-name="P35"><text:span text:style-name="T214"/></text:p>
      <text:p text:style-name="P35"><text:span text:style-name="T214"/></text:p>
      <text:p text:style-name="P35"><text:span text:style-name="T214"/></text:p>
      <text:p text:style-name="P35"><text:span text:style-name="T214"/></text:p>
      <text:p text:style-name="P35"><text:span text:style-name="T214"/></text:p>
      <text:p text:style-name="P35"><text:span text:style-name="T214"/></text:p>
      <text:p text:style-name="P35"><text:span text:style-name="T214"/></text:p>
      <text:p text:style-name="P35"><text:span text:style-name="T215"/></text:p>
      <text:p text:style-name="P35"><text:span text:style-name="T215"/></text:p>
      <text:p text:style-name="P35"><text:span text:style-name="T215"/></text:p>
      <text:p text:style-name="P35"><text:span text:style-name="T215"/></text:p>
      <text:p text:style-name="P35"><text:span text:style-name="T215"/></text:p>
      <text:p text:style-name="P35"><text:span text:style-name="T215"/></text:p>
      <text:p text:style-name="P35"><text:span text:style-name="T215"/></text:p>
      <text:p text:style-name="P35"><text:span text:style-name="T215"/></text:p>
      <text:p text:style-name="P35"><text:span text:style-name="T215"/></text:p>
      <text:p text:style-name="P35"><text:span text:style-name="T215"/></text:p>
      <text:p text:style-name="P35"><text:span text:style-name="T215"/></text:p>
      <text:p text:style-name="P35"><text:span text:style-name="T215"/></text:p>
      <text:p text:style-name="P35"><text:span text:style-name="T215"/></text:p>
      <text:p text:style-name="P35"><text:span text:style-name="T215"/></text:p>
      <text:p text:style-name="P35"><text:span text:style-name="T215"/></text:p>
      <text:p text:style-name="P35"><text:span text:style-name="T215"/></text:p>
      <text:p text:style-name="P35"><text:span text:style-name="T215"/></text:p>
      <text:p text:style-name="P35"><text:span text:style-name="T215"/></text:p>
      <text:p text:style-name="P35"><text:span text:style-name="T215"/></text:p>
      <text:p text:style-name="P35"><text:span text:style-name="T215"/></text:p>
      <text:p text:style-name="P35"><text:span text:style-name="T215">[1] Java Code Conventions<text:s/></text:span><text:a xlink:href="http://ver.miun.se/courses/dt170g/codeconventions-150003.pdf"><text:span text:style-name="T216">http://ver.miun.se/courses/dt170g/codeconventions-150003.pdf</text:span></text:a><text:span text:style-name="T217"><text:s/>page 4 and 19</text:span></text:p>
      <text:p text:style-name="P35"><text:span text:style-name="T218"/></text:p>
      <text:p text:style-name="P35"><text:span text:style-name="T218"/></text:p>
      <text:p text:style-name="P35"><text:span text:style-name="T219">[1] Craig Larman. Applying UML and patterns. An introduction to object-oriented analysis and design and iterative development. Third edition. Page 442-446. place of publish: One Lake Street Upper Saddle River,NJ 07458 Publisher Pearson Education, Inc; Publish year 2006.</text:span></text:p>
      <text:p text:style-name="P35"><text:span text:style-name="T220"/></text:p>
      <text:p text:style-name="P35"><text:span text:style-name="T221">[2] Craig Larman. Applying UML and patterns. An introduction to object-oriented analysis and design and iterative development.<text:s text:c="2"/>Third edition. Page 461-463. place of publish: One Lake Street Upper Saddle River,NJ 07458 Publisher Pearson Education, Inc; Publish year 2006.</text:span></text:p>
      <text:p text:style-name="P35"><text:span text:style-name="T222"/></text:p>
      <text:p text:style-name="P35"><text:span text:style-name="T223">[3] Craig Larman. Applying UML and patterns. An introduction to object-oriented analysis and design and iterative development. Third edition. Page 630-633. place of publish: One Lake Street Upper Saddle River,NJ 07458 Publisher Pearson Education, Inc; Publish year 2006.</text:span></text:p>
      <text:p text:style-name="P35"><text:span text:style-name="T224"/></text:p>
      <text:p text:style-name="P35"><text:span text:style-name="T225">[4] Fox Christopher.</text:span><text:span text:style-name="T226"><text:s/>Introduction to Software Engineering Design Processes, Principles, and Patterns with UML2. First edition. Page 522-525<text:s text:c="2"/>Publisher: Greg Tobin; 2007</text:span></text:p>
      <text:p text:style-name="P35"><text:span text:style-name="T227"><text:line-break/></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